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BEC7924F.png"/>
  <manifest:file-entry manifest:media-type="image/png" manifest:full-path="Pictures/100002010000087F0000006131FE3A53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text-properties officeooo:paragraph-rsid="000f7c55"/>
    </style:style>
    <style:style style:name="P7" style:family="paragraph" style:parent-style-name="Text_20_body">
      <style:text-properties officeooo:paragraph-rsid="00125f63"/>
    </style:style>
    <style:style style:name="P8" style:family="paragraph" style:parent-style-name="Text_20_body">
      <style:text-properties officeooo:paragraph-rsid="00162a63"/>
    </style:style>
    <style:style style:name="P9" style:family="paragraph" style:parent-style-name="Text_20_body">
      <style:text-properties officeooo:paragraph-rsid="001bcbb3"/>
    </style:style>
    <style:style style:name="P10" style:family="paragraph" style:parent-style-name="Text_20_body">
      <style:text-properties officeooo:paragraph-rsid="001d1f09"/>
    </style:style>
    <style:style style:name="P11" style:family="paragraph" style:parent-style-name="Text_20_body">
      <style:text-properties officeooo:paragraph-rsid="0020653d"/>
    </style:style>
    <style:style style:name="P12" style:family="paragraph" style:parent-style-name="Text_20_body">
      <style:text-properties fo:language="ru" fo:country="RU" officeooo:paragraph-rsid="00344c75"/>
    </style:style>
    <style:style style:name="P13" style:family="paragraph" style:parent-style-name="Text_20_body">
      <style:text-properties fo:language="ru" fo:country="RU" officeooo:paragraph-rsid="0083b8e7"/>
    </style:style>
    <style:style style:name="P14" style:family="paragraph" style:parent-style-name="Text_20_body">
      <style:text-properties fo:language="ru" fo:country="RU" officeooo:rsid="0097d8e2" officeooo:paragraph-rsid="0097d8e2"/>
    </style:style>
    <style:style style:name="P15" style:family="paragraph" style:parent-style-name="Text_20_body">
      <style:text-properties fo:language="ru" fo:country="RU" officeooo:paragraph-rsid="00a88c5c"/>
    </style:style>
    <style:style style:name="P16" style:family="paragraph" style:parent-style-name="Text_20_body">
      <style:text-properties officeooo:paragraph-rsid="0039efab"/>
    </style:style>
    <style:style style:name="P17" style:family="paragraph" style:parent-style-name="Text_20_body">
      <style:text-properties officeooo:paragraph-rsid="003dbb6a"/>
    </style:style>
    <style:style style:name="P18" style:family="paragraph" style:parent-style-name="Text_20_body">
      <style:text-properties officeooo:paragraph-rsid="003e2c3d"/>
    </style:style>
    <style:style style:name="P19" style:family="paragraph" style:parent-style-name="Text_20_body">
      <style:text-properties officeooo:paragraph-rsid="00501430"/>
    </style:style>
    <style:style style:name="P20" style:family="paragraph" style:parent-style-name="Text_20_body">
      <style:text-properties officeooo:paragraph-rsid="0055875b"/>
    </style:style>
    <style:style style:name="P21" style:family="paragraph" style:parent-style-name="Text_20_body">
      <style:text-properties officeooo:paragraph-rsid="0062124b"/>
    </style:style>
    <style:style style:name="P22" style:family="paragraph" style:parent-style-name="Text_20_body">
      <style:text-properties officeooo:paragraph-rsid="0070e966"/>
    </style:style>
    <style:style style:name="P23" style:family="paragraph" style:parent-style-name="Text_20_body">
      <style:text-properties officeooo:paragraph-rsid="0074a6be"/>
    </style:style>
    <style:style style:name="P24" style:family="paragraph" style:parent-style-name="Text_20_body">
      <style:text-properties officeooo:paragraph-rsid="00751cc3"/>
    </style:style>
    <style:style style:name="P25" style:family="paragraph" style:parent-style-name="Text_20_body">
      <style:text-properties officeooo:paragraph-rsid="0080c893"/>
    </style:style>
    <style:style style:name="P26" style:family="paragraph" style:parent-style-name="Text_20_body">
      <style:text-properties officeooo:paragraph-rsid="00867cc7"/>
    </style:style>
    <style:style style:name="P27" style:family="paragraph" style:parent-style-name="Text_20_body">
      <style:text-properties officeooo:paragraph-rsid="00891c15"/>
    </style:style>
    <style:style style:name="P28" style:family="paragraph" style:parent-style-name="Text_20_body">
      <style:text-properties officeooo:paragraph-rsid="008a4b5c"/>
    </style:style>
    <style:style style:name="P29" style:family="paragraph" style:parent-style-name="Text_20_body">
      <style:text-properties officeooo:paragraph-rsid="0097d8e2"/>
    </style:style>
    <style:style style:name="P30" style:family="paragraph" style:parent-style-name="Text_20_body">
      <style:text-properties officeooo:paragraph-rsid="009f5a58"/>
    </style:style>
    <style:style style:name="P31" style:family="paragraph" style:parent-style-name="Text_20_body">
      <style:text-properties officeooo:paragraph-rsid="00a45ff2"/>
    </style:style>
    <style:style style:name="P32" style:family="paragraph" style:parent-style-name="Text_20_body">
      <style:text-properties officeooo:paragraph-rsid="00af35dc"/>
    </style:style>
    <style:style style:name="P33" style:family="paragraph" style:parent-style-name="Text_20_body">
      <style:text-properties officeooo:paragraph-rsid="00b5b08d"/>
    </style:style>
    <style:style style:name="P34" style:family="paragraph" style:parent-style-name="Text_20_body">
      <style:text-properties officeooo:paragraph-rsid="00b831f2"/>
    </style:style>
    <style:style style:name="P35" style:family="paragraph" style:parent-style-name="Text_20_body">
      <style:text-properties officeooo:paragraph-rsid="00baf042"/>
    </style:style>
    <style:style style:name="P36" style:family="paragraph" style:parent-style-name="Text_20_body">
      <style:text-properties officeooo:paragraph-rsid="00c7dbe8"/>
    </style:style>
    <style:style style:name="P37" style:family="paragraph" style:parent-style-name="InstructionParagraph">
      <style:text-properties style:font-name="Arial" fo:language="ru" fo:country="RU"/>
    </style:style>
    <style:style style:name="P38" style:family="paragraph" style:parent-style-name="Heading_20_2">
      <style:paragraph-properties fo:break-before="page"/>
      <style:text-properties fo:language="ru" fo:country="RU" officeooo:rsid="002b423b" officeooo:paragraph-rsid="002b423b"/>
    </style:style>
    <style:style style:name="P39" style:family="paragraph" style:parent-style-name="Heading_20_2">
      <style:paragraph-properties fo:break-before="page"/>
      <style:text-properties fo:language="ru" fo:country="RU" officeooo:rsid="0029e46e" officeooo:paragraph-rsid="0029e46e"/>
    </style:style>
    <style:style style:name="P40" style:family="paragraph" style:parent-style-name="Heading_20_2">
      <style:text-properties fo:language="ru" fo:country="RU" officeooo:rsid="0060e3a5" officeooo:paragraph-rsid="0060e3a5"/>
    </style:style>
    <style:style style:name="P41" style:family="paragraph" style:parent-style-name="Heading_20_2">
      <style:text-properties fo:language="ru" fo:country="RU" officeooo:rsid="009bb332" officeooo:paragraph-rsid="009bb332"/>
    </style:style>
    <style:style style:name="P42" style:family="paragraph" style:parent-style-name="SourceCode">
      <style:text-properties officeooo:paragraph-rsid="0097c352"/>
    </style:style>
    <style:style style:name="P43" style:family="paragraph" style:parent-style-name="Text_20_body">
      <style:text-properties fo:language="ru" fo:country="RU" officeooo:paragraph-rsid="00cb2be5"/>
    </style:style>
    <style:style style:name="P44" style:family="paragraph" style:parent-style-name="Text_20_body">
      <style:text-properties fo:language="ru" fo:country="RU" officeooo:paragraph-rsid="00d94363"/>
    </style:style>
    <style:style style:name="P45" style:family="paragraph" style:parent-style-name="Text_20_body">
      <style:text-properties fo:language="ru" fo:country="RU" officeooo:paragraph-rsid="00de005b"/>
    </style:style>
    <style:style style:name="P46" style:family="paragraph" style:parent-style-name="Text_20_body">
      <style:text-properties fo:language="ru" fo:country="RU" officeooo:paragraph-rsid="00f63eee"/>
    </style:style>
    <style:style style:name="P47" style:family="paragraph" style:parent-style-name="Text_20_body">
      <style:text-properties officeooo:paragraph-rsid="00de8ff9"/>
    </style:style>
    <style:style style:name="P48" style:family="paragraph" style:parent-style-name="Text_20_body">
      <style:text-properties officeooo:paragraph-rsid="00e21f7d"/>
    </style:style>
    <style:style style:name="P49" style:family="paragraph" style:parent-style-name="Text_20_body">
      <style:text-properties officeooo:paragraph-rsid="00e5bdcf"/>
    </style:style>
    <style:style style:name="P50" style:family="paragraph" style:parent-style-name="Text_20_body">
      <style:text-properties officeooo:paragraph-rsid="00f09fd8"/>
    </style:style>
    <style:style style:name="P51" style:family="paragraph" style:parent-style-name="Text_20_body">
      <style:text-properties officeooo:paragraph-rsid="00f1fa66"/>
    </style:style>
    <style:style style:name="P52" style:family="paragraph" style:parent-style-name="Text_20_body">
      <style:text-properties officeooo:paragraph-rsid="00f9df7e"/>
    </style:style>
    <style:style style:name="P53" style:family="paragraph" style:parent-style-name="Text_20_body">
      <style:text-properties officeooo:paragraph-rsid="01020fc3"/>
    </style:style>
    <style:style style:name="P54" style:family="paragraph" style:parent-style-name="Text_20_body">
      <style:text-properties officeooo:paragraph-rsid="01063d49"/>
    </style:style>
    <style:style style:name="P55" style:family="paragraph" style:parent-style-name="Text_20_body">
      <style:text-properties officeooo:paragraph-rsid="010989be"/>
    </style:style>
    <style:style style:name="P56" style:family="paragraph" style:parent-style-name="Text_20_body">
      <style:text-properties officeooo:paragraph-rsid="010b14a0"/>
    </style:style>
    <style:style style:name="P57" style:family="paragraph" style:parent-style-name="Heading_20_1" style:master-page-name="Standard">
      <style:paragraph-properties style:page-number="auto"/>
    </style:style>
    <style:style style:name="P58" style:family="paragraph" style:parent-style-name="Heading_20_1">
      <style:paragraph-properties fo:break-before="page"/>
      <style:text-properties fo:language="ru" fo:country="RU" officeooo:rsid="005e585d" officeooo:paragraph-rsid="005e585d"/>
    </style:style>
    <style:style style:name="P59" style:family="paragraph" style:parent-style-name="Heading_20_4">
      <style:text-properties fo:language="ru" fo:country="RU"/>
    </style:style>
    <style:style style:name="P60" style:family="paragraph">
      <style:paragraph-properties fo:text-align="center"/>
    </style:style>
    <style:style style:name="P61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text-align="end"/>
    </style:style>
    <style:style style:name="P63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5" style:family="paragraph">
      <style:paragraph-properties fo:margin-left="0cm" fo:margin-right="0cm" fo:margin-top="0cm" fo:margin-bottom="0cm" fo:line-height="100%" fo:text-align="center" fo:text-indent="0cm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officeooo:rsid="00b7ac86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Geneva" fo:font-size="12pt" fo:language="ru" fo:country="RU" officeooo:rsid="00b831f2" style:font-name-asian="Geneva" style:font-size-asian="12pt" style:font-name-complex="Geneva" style:font-size-complex="12pt"/>
    </style:style>
    <style:style style:name="T6" style:family="text">
      <style:text-properties style:use-window-font-color="true" officeooo:rsid="00b7ac86" style:font-name-asian="Geneva" style:font-size-asian="12pt" style:font-name-complex="Geneva" style:font-size-complex="12pt"/>
    </style:style>
    <style:style style:name="T7" style:family="text">
      <style:text-properties style:font-name="Arial2" style:font-name-asian="Arial2" style:font-name-complex="Arial2"/>
    </style:style>
    <style:style style:name="T8" style:family="text">
      <style:text-properties fo:color="#004c00"/>
    </style:style>
    <style:style style:name="T9" style:family="text">
      <style:text-properties fo:font-style="italic" officeooo:rsid="007fcc9c" style:font-style-asian="italic" style:font-style-complex="italic"/>
    </style:style>
    <style:style style:name="T10" style:family="text">
      <style:text-properties fo:font-style="italic" officeooo:rsid="009c2bc8" style:font-style-asian="italic" style:font-style-complex="italic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f9df7e" style:font-weight-asian="normal" style:font-weight-complex="normal"/>
    </style:style>
    <style:style style:name="T13" style:family="text">
      <style:text-properties officeooo:rsid="000c8513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e6195"/>
    </style:style>
    <style:style style:name="T16" style:family="text">
      <style:text-properties fo:language="ru" fo:country="RU" officeooo:rsid="000f7c55"/>
    </style:style>
    <style:style style:name="T17" style:family="text">
      <style:text-properties fo:language="ru" fo:country="RU" officeooo:rsid="00143b5d"/>
    </style:style>
    <style:style style:name="T18" style:family="text">
      <style:text-properties fo:language="ru" fo:country="RU" officeooo:rsid="0010a70d"/>
    </style:style>
    <style:style style:name="T19" style:family="text">
      <style:text-properties fo:language="ru" fo:country="RU" officeooo:rsid="0010be4b"/>
    </style:style>
    <style:style style:name="T20" style:family="text">
      <style:text-properties fo:language="ru" fo:country="RU" officeooo:rsid="00125f63"/>
    </style:style>
    <style:style style:name="T21" style:family="text">
      <style:text-properties fo:language="ru" fo:country="RU" officeooo:rsid="00162a63"/>
    </style:style>
    <style:style style:name="T22" style:family="text">
      <style:text-properties fo:language="ru" fo:country="RU" officeooo:rsid="001e508d"/>
    </style:style>
    <style:style style:name="T23" style:family="text">
      <style:text-properties fo:language="ru" fo:country="RU" officeooo:rsid="001bcbb3"/>
    </style:style>
    <style:style style:name="T24" style:family="text">
      <style:text-properties fo:language="ru" fo:country="RU" officeooo:rsid="001c28a7"/>
    </style:style>
    <style:style style:name="T25" style:family="text">
      <style:text-properties fo:language="ru" fo:country="RU" officeooo:rsid="001cc164"/>
    </style:style>
    <style:style style:name="T26" style:family="text">
      <style:text-properties fo:language="ru" fo:country="RU" officeooo:rsid="001d1f09"/>
    </style:style>
    <style:style style:name="T27" style:family="text">
      <style:text-properties fo:language="ru" fo:country="RU" officeooo:rsid="001f0827"/>
    </style:style>
    <style:style style:name="T28" style:family="text">
      <style:text-properties fo:language="ru" fo:country="RU" officeooo:rsid="00202318"/>
    </style:style>
    <style:style style:name="T29" style:family="text">
      <style:text-properties fo:language="ru" fo:country="RU" officeooo:rsid="0020653d"/>
    </style:style>
    <style:style style:name="T30" style:family="text">
      <style:text-properties fo:language="ru" fo:country="RU" officeooo:rsid="0024a952"/>
    </style:style>
    <style:style style:name="T31" style:family="text">
      <style:text-properties fo:language="ru" fo:country="RU" officeooo:rsid="0028d673"/>
    </style:style>
    <style:style style:name="T32" style:family="text">
      <style:text-properties fo:language="ru" fo:country="RU" officeooo:rsid="0028eb91"/>
    </style:style>
    <style:style style:name="T33" style:family="text">
      <style:text-properties fo:language="ru" fo:country="RU" officeooo:rsid="002bde4c"/>
    </style:style>
    <style:style style:name="T34" style:family="text">
      <style:text-properties fo:language="ru" fo:country="RU" officeooo:rsid="002d8604"/>
    </style:style>
    <style:style style:name="T35" style:family="text">
      <style:text-properties fo:language="ru" fo:country="RU" officeooo:rsid="002e1ed1"/>
    </style:style>
    <style:style style:name="T36" style:family="text">
      <style:text-properties fo:language="ru" fo:country="RU" officeooo:rsid="002f342e"/>
    </style:style>
    <style:style style:name="T37" style:family="text">
      <style:text-properties fo:language="ru" fo:country="RU" officeooo:rsid="0030a7d1"/>
    </style:style>
    <style:style style:name="T38" style:family="text">
      <style:text-properties fo:language="ru" fo:country="RU" officeooo:rsid="0032634d"/>
    </style:style>
    <style:style style:name="T39" style:family="text">
      <style:text-properties fo:language="ru" fo:country="RU" officeooo:rsid="0033b4fa"/>
    </style:style>
    <style:style style:name="T40" style:family="text">
      <style:text-properties fo:language="ru" fo:country="RU" officeooo:rsid="003c79a3"/>
    </style:style>
    <style:style style:name="T41" style:family="text">
      <style:text-properties fo:language="ru" fo:country="RU" officeooo:rsid="0034fb3b"/>
    </style:style>
    <style:style style:name="T42" style:family="text">
      <style:text-properties fo:language="ru" fo:country="RU" officeooo:rsid="0036c775"/>
    </style:style>
    <style:style style:name="T43" style:family="text">
      <style:text-properties fo:language="ru" fo:country="RU" officeooo:rsid="00381d2e"/>
    </style:style>
    <style:style style:name="T44" style:family="text">
      <style:text-properties fo:language="ru" fo:country="RU" officeooo:rsid="0039efab"/>
    </style:style>
    <style:style style:name="T45" style:family="text">
      <style:text-properties fo:language="ru" fo:country="RU" officeooo:rsid="00496cd9"/>
    </style:style>
    <style:style style:name="T46" style:family="text">
      <style:text-properties fo:language="ru" fo:country="RU" officeooo:rsid="004a4716"/>
    </style:style>
    <style:style style:name="T47" style:family="text">
      <style:text-properties fo:language="ru" fo:country="RU" officeooo:rsid="004bf4d2"/>
    </style:style>
    <style:style style:name="T48" style:family="text">
      <style:text-properties fo:language="ru" fo:country="RU" officeooo:rsid="004c0a28"/>
    </style:style>
    <style:style style:name="T49" style:family="text">
      <style:text-properties fo:language="ru" fo:country="RU" officeooo:rsid="004d7ba6"/>
    </style:style>
    <style:style style:name="T50" style:family="text">
      <style:text-properties fo:language="ru" fo:country="RU" officeooo:rsid="0055875b"/>
    </style:style>
    <style:style style:name="T51" style:family="text">
      <style:text-properties fo:language="ru" fo:country="RU" officeooo:rsid="0057fc6e"/>
    </style:style>
    <style:style style:name="T52" style:family="text">
      <style:text-properties fo:language="ru" fo:country="RU" officeooo:rsid="0059da95"/>
    </style:style>
    <style:style style:name="T53" style:family="text">
      <style:text-properties fo:language="ru" fo:country="RU" officeooo:rsid="0053774c"/>
    </style:style>
    <style:style style:name="T54" style:family="text">
      <style:text-properties fo:language="ru" fo:country="RU" officeooo:rsid="005719e6"/>
    </style:style>
    <style:style style:name="T55" style:family="text">
      <style:text-properties fo:language="ru" fo:country="RU" officeooo:rsid="00501430"/>
    </style:style>
    <style:style style:name="T56" style:family="text">
      <style:text-properties fo:language="ru" fo:country="RU" officeooo:rsid="00512f88"/>
    </style:style>
    <style:style style:name="T57" style:family="text">
      <style:text-properties fo:language="ru" fo:country="RU" officeooo:rsid="00522c44"/>
    </style:style>
    <style:style style:name="T58" style:family="text">
      <style:text-properties fo:language="ru" fo:country="RU" officeooo:rsid="004ea1eb"/>
    </style:style>
    <style:style style:name="T59" style:family="text">
      <style:text-properties fo:language="ru" fo:country="RU" officeooo:rsid="005fbfe9"/>
    </style:style>
    <style:style style:name="T60" style:family="text">
      <style:text-properties fo:language="ru" fo:country="RU" officeooo:rsid="005fe001"/>
    </style:style>
    <style:style style:name="T61" style:family="text">
      <style:text-properties fo:language="ru" fo:country="RU" officeooo:rsid="0062124b"/>
    </style:style>
    <style:style style:name="T62" style:family="text">
      <style:text-properties fo:language="ru" fo:country="RU" officeooo:rsid="0063496d"/>
    </style:style>
    <style:style style:name="T63" style:family="text">
      <style:text-properties fo:language="ru" fo:country="RU" officeooo:rsid="006f2cb7"/>
    </style:style>
    <style:style style:name="T64" style:family="text">
      <style:text-properties fo:language="ru" fo:country="RU" officeooo:rsid="006975c0"/>
    </style:style>
    <style:style style:name="T65" style:family="text">
      <style:text-properties fo:language="ru" fo:country="RU" officeooo:rsid="006cd624"/>
    </style:style>
    <style:style style:name="T66" style:family="text">
      <style:text-properties fo:language="ru" fo:country="RU" officeooo:rsid="0068304b"/>
    </style:style>
    <style:style style:name="T67" style:family="text">
      <style:text-properties fo:language="ru" fo:country="RU" officeooo:rsid="006e31ce"/>
    </style:style>
    <style:style style:name="T68" style:family="text">
      <style:text-properties fo:language="ru" fo:country="RU" officeooo:rsid="0073490c"/>
    </style:style>
    <style:style style:name="T69" style:family="text">
      <style:text-properties fo:language="ru" fo:country="RU" officeooo:rsid="0077e8f1"/>
    </style:style>
    <style:style style:name="T70" style:family="text">
      <style:text-properties fo:language="ru" fo:country="RU" officeooo:rsid="007bef9b"/>
    </style:style>
    <style:style style:name="T71" style:family="text">
      <style:text-properties fo:language="ru" fo:country="RU" officeooo:rsid="007e5019"/>
    </style:style>
    <style:style style:name="T72" style:family="text">
      <style:text-properties fo:language="ru" fo:country="RU" officeooo:rsid="007fcc9c"/>
    </style:style>
    <style:style style:name="T73" style:family="text">
      <style:text-properties fo:language="ru" fo:country="RU" officeooo:rsid="00830465"/>
    </style:style>
    <style:style style:name="T74" style:family="text">
      <style:text-properties fo:language="ru" fo:country="RU" officeooo:rsid="00867cc7"/>
    </style:style>
    <style:style style:name="T75" style:family="text">
      <style:text-properties fo:language="ru" fo:country="RU" officeooo:rsid="008f1cb6"/>
    </style:style>
    <style:style style:name="T76" style:family="text">
      <style:text-properties fo:language="ru" fo:country="RU" officeooo:rsid="0088079a"/>
    </style:style>
    <style:style style:name="T77" style:family="text">
      <style:text-properties fo:language="ru" fo:country="RU" officeooo:rsid="0088cc7e"/>
    </style:style>
    <style:style style:name="T78" style:family="text">
      <style:text-properties fo:language="ru" fo:country="RU" officeooo:rsid="00891c15"/>
    </style:style>
    <style:style style:name="T79" style:family="text">
      <style:text-properties fo:language="ru" fo:country="RU" officeooo:rsid="008a4b5c"/>
    </style:style>
    <style:style style:name="T80" style:family="text">
      <style:text-properties fo:language="ru" fo:country="RU" officeooo:rsid="008aa823"/>
    </style:style>
    <style:style style:name="T81" style:family="text">
      <style:text-properties fo:language="ru" fo:country="RU" officeooo:rsid="0095594e"/>
    </style:style>
    <style:style style:name="T82" style:family="text">
      <style:text-properties fo:language="ru" fo:country="RU" officeooo:rsid="00968f44"/>
    </style:style>
    <style:style style:name="T83" style:family="text">
      <style:text-properties fo:language="ru" fo:country="RU" officeooo:rsid="0097d8e2"/>
    </style:style>
    <style:style style:name="T84" style:family="text">
      <style:text-properties fo:language="ru" fo:country="RU" officeooo:rsid="00987a52"/>
    </style:style>
    <style:style style:name="T85" style:family="text">
      <style:text-properties fo:language="ru" fo:country="RU" officeooo:rsid="0098f4a2"/>
    </style:style>
    <style:style style:name="T86" style:family="text">
      <style:text-properties fo:language="ru" fo:country="RU" officeooo:rsid="009a8c38"/>
    </style:style>
    <style:style style:name="T87" style:family="text">
      <style:text-properties fo:language="ru" fo:country="RU" officeooo:rsid="009c2bc8"/>
    </style:style>
    <style:style style:name="T88" style:family="text">
      <style:text-properties fo:language="ru" fo:country="RU" officeooo:rsid="00a042fe"/>
    </style:style>
    <style:style style:name="T89" style:family="text">
      <style:text-properties fo:language="ru" fo:country="RU" officeooo:rsid="009f5a58"/>
    </style:style>
    <style:style style:name="T90" style:family="text">
      <style:text-properties fo:language="ru" fo:country="RU" officeooo:rsid="00a12f7b"/>
    </style:style>
    <style:style style:name="T91" style:family="text">
      <style:text-properties fo:language="ru" fo:country="RU" officeooo:rsid="00a281f8"/>
    </style:style>
    <style:style style:name="T92" style:family="text">
      <style:text-properties fo:language="ru" fo:country="RU" officeooo:rsid="00a33bd2"/>
    </style:style>
    <style:style style:name="T93" style:family="text">
      <style:text-properties fo:language="ru" fo:country="RU" officeooo:rsid="00a45ff2"/>
    </style:style>
    <style:style style:name="T94" style:family="text">
      <style:text-properties fo:language="ru" fo:country="RU" officeooo:rsid="00a63e4b"/>
    </style:style>
    <style:style style:name="T95" style:family="text">
      <style:text-properties fo:language="ru" fo:country="RU" officeooo:rsid="00a6c054"/>
    </style:style>
    <style:style style:name="T96" style:family="text">
      <style:text-properties fo:language="ru" fo:country="RU" officeooo:rsid="00af35dc"/>
    </style:style>
    <style:style style:name="T97" style:family="text">
      <style:text-properties fo:language="ru" fo:country="RU" officeooo:rsid="00b10b14"/>
    </style:style>
    <style:style style:name="T98" style:family="text">
      <style:text-properties fo:language="ru" fo:country="RU" officeooo:rsid="00b442dc"/>
    </style:style>
    <style:style style:name="T99" style:family="text">
      <style:text-properties fo:language="ru" fo:country="RU" officeooo:rsid="00b5b08d"/>
    </style:style>
    <style:style style:name="T100" style:family="text">
      <style:text-properties fo:language="ru" fo:country="RU" officeooo:rsid="00b7ac86"/>
    </style:style>
    <style:style style:name="T101" style:family="text">
      <style:text-properties fo:language="ru" fo:country="RU" officeooo:rsid="00b9c6bb"/>
    </style:style>
    <style:style style:name="T102" style:family="text">
      <style:text-properties fo:language="ru" fo:country="RU" officeooo:rsid="00bd7dbc"/>
    </style:style>
    <style:style style:name="T103" style:family="text">
      <style:text-properties fo:language="ru" fo:country="RU" officeooo:rsid="00be9d1d"/>
    </style:style>
    <style:style style:name="T104" style:family="text">
      <style:text-properties fo:language="ru" fo:country="RU" officeooo:rsid="00bfcef3"/>
    </style:style>
    <style:style style:name="T105" style:family="text">
      <style:text-properties fo:language="ru" fo:country="RU" officeooo:rsid="00c13170"/>
    </style:style>
    <style:style style:name="T106" style:family="text">
      <style:text-properties fo:language="ru" fo:country="RU" officeooo:rsid="00c1d22a"/>
    </style:style>
    <style:style style:name="T107" style:family="text">
      <style:text-properties fo:language="ru" fo:country="RU" officeooo:rsid="00b9f17b"/>
    </style:style>
    <style:style style:name="T108" style:family="text">
      <style:text-properties fo:language="ru" fo:country="RU" officeooo:rsid="00c7dbe8"/>
    </style:style>
    <style:style style:name="T109" style:family="text">
      <style:text-properties fo:language="ru" fo:country="RU" officeooo:rsid="00c80502"/>
    </style:style>
    <style:style style:name="T110" style:family="text">
      <style:text-properties fo:language="ru" fo:country="RU" officeooo:rsid="00c9d6b9"/>
    </style:style>
    <style:style style:name="T111" style:family="text">
      <style:text-properties fo:language="ru" fo:country="RU" officeooo:rsid="00cb07ea"/>
    </style:style>
    <style:style style:name="T112" style:family="text">
      <style:text-properties fo:language="ru" fo:country="RU" officeooo:rsid="00e07dc3"/>
    </style:style>
    <style:style style:name="T113" style:family="text">
      <style:text-properties fo:language="ru" fo:country="RU" officeooo:rsid="00e079a0"/>
    </style:style>
    <style:style style:name="T114" style:family="text">
      <style:text-properties fo:language="ru" fo:country="RU" officeooo:rsid="00e21f7d"/>
    </style:style>
    <style:style style:name="T115" style:family="text">
      <style:text-properties fo:language="ru" fo:country="RU" officeooo:rsid="00e5bdcf"/>
    </style:style>
    <style:style style:name="T116" style:family="text">
      <style:text-properties fo:language="ru" fo:country="RU" officeooo:rsid="00e647be"/>
    </style:style>
    <style:style style:name="T117" style:family="text">
      <style:text-properties fo:language="ru" fo:country="RU" officeooo:rsid="00eceb64"/>
    </style:style>
    <style:style style:name="T118" style:family="text">
      <style:text-properties fo:language="ru" fo:country="RU" officeooo:rsid="00ee527e"/>
    </style:style>
    <style:style style:name="T119" style:family="text">
      <style:text-properties fo:language="ru" fo:country="RU" officeooo:rsid="00ef7732"/>
    </style:style>
    <style:style style:name="T120" style:family="text">
      <style:text-properties fo:language="ru" fo:country="RU" officeooo:rsid="00f1fa66"/>
    </style:style>
    <style:style style:name="T121" style:family="text">
      <style:text-properties fo:language="ru" fo:country="RU" officeooo:rsid="00f39bf6"/>
    </style:style>
    <style:style style:name="T122" style:family="text">
      <style:text-properties fo:language="ru" fo:country="RU" officeooo:rsid="00f23e53"/>
    </style:style>
    <style:style style:name="T123" style:family="text">
      <style:text-properties fo:language="ru" fo:country="RU" officeooo:rsid="00f953e1"/>
    </style:style>
    <style:style style:name="T124" style:family="text">
      <style:text-properties fo:language="ru" fo:country="RU" officeooo:rsid="00f9df7e"/>
    </style:style>
    <style:style style:name="T125" style:family="text">
      <style:text-properties fo:language="ru" fo:country="RU" officeooo:rsid="00fc8300"/>
    </style:style>
    <style:style style:name="T126" style:family="text">
      <style:text-properties fo:language="ru" fo:country="RU" officeooo:rsid="00fda112"/>
    </style:style>
    <style:style style:name="T127" style:family="text">
      <style:text-properties fo:language="ru" fo:country="RU" officeooo:rsid="01020fc3"/>
    </style:style>
    <style:style style:name="T128" style:family="text">
      <style:text-properties fo:language="ru" fo:country="RU" officeooo:rsid="01030322"/>
    </style:style>
    <style:style style:name="T129" style:family="text">
      <style:text-properties fo:language="ru" fo:country="RU" officeooo:rsid="0103b5c2"/>
    </style:style>
    <style:style style:name="T130" style:family="text">
      <style:text-properties fo:language="ru" fo:country="RU" officeooo:rsid="01087851"/>
    </style:style>
    <style:style style:name="T131" style:family="text">
      <style:text-properties fo:language="ru" fo:country="RU" officeooo:rsid="01081861"/>
    </style:style>
    <style:style style:name="T132" style:family="text">
      <style:text-properties fo:language="ru" fo:country="RU" officeooo:rsid="010989be"/>
    </style:style>
    <style:style style:name="T133" style:family="text">
      <style:text-properties fo:language="ru" fo:country="RU" officeooo:rsid="010b14a0"/>
    </style:style>
    <style:style style:name="T134" style:family="text">
      <style:text-properties fo:language="ru" fo:country="RU" officeooo:rsid="010c6f5f"/>
    </style:style>
    <style:style style:name="T135" style:family="text">
      <style:text-properties fo:language="ru" fo:country="RU" officeooo:rsid="010c77ae"/>
    </style:style>
    <style:style style:name="T136" style:family="text">
      <style:text-properties officeooo:rsid="000f7c55"/>
    </style:style>
    <style:style style:name="T137" style:family="text">
      <style:text-properties officeooo:rsid="0010a70d"/>
    </style:style>
    <style:style style:name="T138" style:family="text">
      <style:text-properties officeooo:rsid="0010be4b"/>
    </style:style>
    <style:style style:name="T139" style:family="text">
      <style:text-properties officeooo:rsid="00125f63"/>
    </style:style>
    <style:style style:name="T140" style:family="text">
      <style:text-properties officeooo:rsid="00162a63"/>
    </style:style>
    <style:style style:name="T141" style:family="text">
      <style:text-properties style:font-name="Arial" fo:font-size="12pt" officeooo:rsid="00162a63" style:font-size-asian="12pt" style:font-size-complex="12pt"/>
    </style:style>
    <style:style style:name="T142" style:family="text">
      <style:text-properties style:font-name="Arial" fo:font-size="12pt" officeooo:rsid="001bcbb3" style:font-size-asian="12pt" style:font-size-complex="12pt"/>
    </style:style>
    <style:style style:name="T143" style:family="text">
      <style:text-properties style:font-name="Arial" fo:font-size="12pt" officeooo:rsid="0073490c" style:font-size-asian="12pt" style:font-size-complex="12pt"/>
    </style:style>
    <style:style style:name="T144" style:family="text">
      <style:text-properties style:font-name="Arial" fo:font-size="12pt" officeooo:rsid="0074a6be" style:font-size-asian="12pt" style:font-size-complex="12pt"/>
    </style:style>
    <style:style style:name="T145" style:family="text">
      <style:text-properties style:font-name="Arial" fo:font-size="12pt" officeooo:rsid="00750d11" style:font-size-asian="12pt" style:font-size-complex="12pt"/>
    </style:style>
    <style:style style:name="T146" style:family="text">
      <style:text-properties style:font-name="Arial" fo:font-size="12pt" officeooo:rsid="00751cc3" style:font-size-asian="12pt" style:font-size-complex="12pt"/>
    </style:style>
    <style:style style:name="T147" style:family="text">
      <style:text-properties style:font-name="Arial" fo:font-size="12pt" officeooo:rsid="00b9f17b" style:font-size-asian="12pt" style:font-size-complex="12pt"/>
    </style:style>
    <style:style style:name="T148" style:family="text">
      <style:text-properties style:font-name="Arial" fo:font-size="12pt" officeooo:rsid="00162a63" style:font-size-asian="10.5pt" style:font-size-complex="12pt"/>
    </style:style>
    <style:style style:name="T149" style:family="text">
      <style:text-properties style:font-name="Arial" fo:font-size="12pt" officeooo:rsid="001d1f09" style:font-size-asian="10.5pt" style:font-size-complex="12pt"/>
    </style:style>
    <style:style style:name="T150" style:family="text">
      <style:text-properties style:font-name="Arial" fo:font-size="12pt" officeooo:rsid="003dbb6a" style:font-size-asian="10.5pt" style:font-size-complex="12pt"/>
    </style:style>
    <style:style style:name="T151" style:family="text">
      <style:text-properties style:font-name="Arial" fo:font-size="12pt" officeooo:rsid="003e2c3d" style:font-size-asian="10.5pt" style:font-size-complex="12pt"/>
    </style:style>
    <style:style style:name="T152" style:family="text">
      <style:text-properties style:font-name="Arial" fo:font-size="12pt" officeooo:rsid="00b9f17b" style:font-size-asian="10.5pt" style:font-size-complex="12pt"/>
    </style:style>
    <style:style style:name="T153" style:family="text">
      <style:text-properties style:font-name="Arial" fo:font-size="12pt" officeooo:rsid="00baf042" style:font-size-asian="10.5pt" style:font-size-complex="12pt"/>
    </style:style>
    <style:style style:name="T154" style:family="text">
      <style:text-properties style:font-name="Arial" fo:font-size="12pt" fo:language="ru" fo:country="RU" officeooo:rsid="00162a63" style:font-size-asian="10.5pt" style:font-size-complex="12pt"/>
    </style:style>
    <style:style style:name="T155" style:family="text">
      <style:text-properties style:font-name="Arial" fo:font-size="12pt" fo:language="ru" fo:country="RU" officeooo:rsid="001d1f09" style:font-size-asian="10.5pt" style:font-size-complex="12pt"/>
    </style:style>
    <style:style style:name="T156" style:family="text">
      <style:text-properties style:font-name="Arial" fo:font-size="12pt" fo:language="ru" fo:country="RU" officeooo:rsid="003dbb6a" style:font-size-asian="10.5pt" style:font-size-complex="12pt"/>
    </style:style>
    <style:style style:name="T157" style:family="text">
      <style:text-properties style:font-name="Arial" fo:font-size="12pt" fo:language="ru" fo:country="RU" officeooo:rsid="004311dd" style:font-size-asian="10.5pt" style:font-size-complex="12pt"/>
    </style:style>
    <style:style style:name="T158" style:family="text">
      <style:text-properties style:font-name="Arial" fo:font-size="12pt" fo:language="ru" fo:country="RU" officeooo:rsid="0043e474" style:font-size-asian="10.5pt" style:font-size-complex="12pt"/>
    </style:style>
    <style:style style:name="T159" style:family="text">
      <style:text-properties style:font-name="Arial" fo:font-size="12pt" fo:language="ru" fo:country="RU" officeooo:rsid="00459f90" style:font-size-asian="10.5pt" style:font-size-complex="12pt"/>
    </style:style>
    <style:style style:name="T160" style:family="text">
      <style:text-properties style:font-name="Arial" fo:font-size="12pt" fo:language="ru" fo:country="RU" officeooo:rsid="003e2c3d" style:font-size-asian="10.5pt" style:font-size-complex="12pt"/>
    </style:style>
    <style:style style:name="T161" style:family="text">
      <style:text-properties style:font-name="Arial" fo:font-size="12pt" fo:language="ru" fo:country="RU" officeooo:rsid="003c79a3" style:font-size-asian="10.5pt" style:font-size-complex="12pt"/>
    </style:style>
    <style:style style:name="T162" style:family="text">
      <style:text-properties style:font-name="Arial" fo:font-size="12pt" fo:language="ru" fo:country="RU" officeooo:rsid="004ea1eb" style:font-size-asian="10.5pt" style:font-size-complex="12pt"/>
    </style:style>
    <style:style style:name="T163" style:family="text">
      <style:text-properties style:font-name="Arial" fo:font-size="12pt" fo:language="ru" fo:country="RU" officeooo:rsid="00b9f17b" style:font-size-asian="10.5pt" style:font-size-complex="12pt"/>
    </style:style>
    <style:style style:name="T164" style:family="text">
      <style:text-properties style:font-name="Arial" fo:font-size="12pt" fo:language="ru" fo:country="RU" officeooo:rsid="00baf042" style:font-size-asian="10.5pt" style:font-size-complex="12pt"/>
    </style:style>
    <style:style style:name="T165" style:family="text">
      <style:text-properties style:font-name="Arial" fo:font-size="12pt" fo:language="ru" fo:country="RU" officeooo:rsid="00be9d1d" style:font-size-asian="10.5pt" style:font-size-complex="12pt"/>
    </style:style>
    <style:style style:name="T166" style:family="text">
      <style:text-properties style:font-name="Arial" fo:font-size="12pt" fo:language="ru" fo:country="RU" officeooo:rsid="0074a6be" style:font-size-asian="12pt" style:font-size-complex="12pt"/>
    </style:style>
    <style:style style:name="T167" style:family="text">
      <style:text-properties style:font-name="Arial" fo:font-size="12pt" fo:language="ru" fo:country="RU" officeooo:rsid="00750d11" style:font-size-asian="12pt" style:font-size-complex="12pt"/>
    </style:style>
    <style:style style:name="T168" style:family="text">
      <style:text-properties style:font-name="Arial" fo:font-size="12pt" fo:language="ru" fo:country="RU" officeooo:rsid="00751cc3" style:font-size-asian="12pt" style:font-size-complex="12pt"/>
    </style:style>
    <style:style style:name="T169" style:family="text">
      <style:text-properties style:font-name="Arial" fo:font-size="12pt" fo:language="ru" fo:country="RU" officeooo:rsid="007ca589" style:font-size-asian="12pt" style:font-size-complex="12pt"/>
    </style:style>
    <style:style style:name="T170" style:family="text">
      <style:text-properties style:font-name="Arial" fo:font-size="12pt" fo:language="ru" fo:country="RU" officeooo:rsid="0082d183" style:font-size-asian="12pt" style:font-size-complex="12pt"/>
    </style:style>
    <style:style style:name="T171" style:family="text">
      <style:text-properties style:font-name="Arial" fo:font-size="12pt" fo:language="ru" fo:country="RU" officeooo:rsid="0083b8e7" style:font-size-asian="12pt" style:font-size-complex="12pt"/>
    </style:style>
    <style:style style:name="T172" style:family="text">
      <style:text-properties officeooo:rsid="001bcbb3"/>
    </style:style>
    <style:style style:name="T173" style:family="text">
      <style:text-properties officeooo:rsid="001c28a7"/>
    </style:style>
    <style:style style:name="T174" style:family="text">
      <style:text-properties officeooo:rsid="001d1f09"/>
    </style:style>
    <style:style style:name="T175" style:family="text">
      <style:text-properties officeooo:rsid="001f0827"/>
    </style:style>
    <style:style style:name="T176" style:family="text">
      <style:text-properties officeooo:rsid="0020653d"/>
    </style:style>
    <style:style style:name="T177" style:family="text">
      <style:text-properties officeooo:rsid="00344c75"/>
    </style:style>
    <style:style style:name="T178" style:family="text">
      <style:text-properties officeooo:rsid="0036c775"/>
    </style:style>
    <style:style style:name="T179" style:family="text">
      <style:text-properties officeooo:rsid="00381d2e"/>
    </style:style>
    <style:style style:name="T180" style:family="text">
      <style:text-properties officeooo:rsid="0039efab"/>
    </style:style>
    <style:style style:name="T181" style:family="text">
      <style:text-properties officeooo:rsid="003c79a3"/>
    </style:style>
    <style:style style:name="T182" style:family="text">
      <style:text-properties officeooo:rsid="003c79a3" style:font-size-asian="10.5pt" style:font-size-complex="12pt"/>
    </style:style>
    <style:style style:name="T183" style:family="text">
      <style:text-properties officeooo:rsid="003dbb6a" style:font-size-asian="10.5pt" style:font-size-complex="12pt"/>
    </style:style>
    <style:style style:name="T184" style:family="text">
      <style:text-properties officeooo:rsid="003e2c3d" style:font-size-asian="10.5pt" style:font-size-complex="12pt"/>
    </style:style>
    <style:style style:name="T185" style:family="text">
      <style:text-properties officeooo:rsid="00b9f17b" style:font-size-asian="10.5pt" style:font-size-complex="12pt"/>
    </style:style>
    <style:style style:name="T186" style:family="text">
      <style:text-properties officeooo:rsid="00baf042" style:font-size-asian="10.5pt" style:font-size-complex="12pt"/>
    </style:style>
    <style:style style:name="T187" style:family="text">
      <style:text-properties officeooo:rsid="004ea1eb"/>
    </style:style>
    <style:style style:name="T188" style:family="text">
      <style:text-properties officeooo:rsid="00501430"/>
    </style:style>
    <style:style style:name="T189" style:family="text">
      <style:text-properties officeooo:rsid="0053774c"/>
    </style:style>
    <style:style style:name="T190" style:family="text">
      <style:text-properties officeooo:rsid="0055875b"/>
    </style:style>
    <style:style style:name="T191" style:family="text">
      <style:text-properties officeooo:rsid="005b4d6a"/>
    </style:style>
    <style:style style:name="T192" style:family="text">
      <style:text-properties officeooo:rsid="005e269f"/>
    </style:style>
    <style:style style:name="T193" style:family="text">
      <style:text-properties officeooo:rsid="005f00e3"/>
    </style:style>
    <style:style style:name="T194" style:family="text">
      <style:text-properties officeooo:rsid="0062124b"/>
    </style:style>
    <style:style style:name="T195" style:family="text">
      <style:text-properties officeooo:rsid="0068304b"/>
    </style:style>
    <style:style style:name="T196" style:family="text">
      <style:text-properties officeooo:rsid="006975c0"/>
    </style:style>
    <style:style style:name="T197" style:family="text">
      <style:text-properties officeooo:rsid="006f2cb7"/>
    </style:style>
    <style:style style:name="T198" style:family="text">
      <style:text-properties officeooo:rsid="0073490c"/>
    </style:style>
    <style:style style:name="T199" style:family="text">
      <style:text-properties officeooo:rsid="0074a6be" style:font-size-asian="12pt" style:font-size-complex="12pt"/>
    </style:style>
    <style:style style:name="T200" style:family="text">
      <style:text-properties officeooo:rsid="00750d11" style:font-size-asian="12pt" style:font-size-complex="12pt"/>
    </style:style>
    <style:style style:name="T201" style:family="text">
      <style:text-properties officeooo:rsid="00751cc3" style:font-size-asian="12pt" style:font-size-complex="12pt"/>
    </style:style>
    <style:style style:name="T202" style:family="text">
      <style:text-properties officeooo:rsid="0077e8f1"/>
    </style:style>
    <style:style style:name="T203" style:family="text">
      <style:text-properties officeooo:rsid="007e5019"/>
    </style:style>
    <style:style style:name="T204" style:family="text">
      <style:text-properties officeooo:rsid="007fcc9c"/>
    </style:style>
    <style:style style:name="T205" style:family="text">
      <style:text-properties officeooo:rsid="0080c893"/>
    </style:style>
    <style:style style:name="T206" style:family="text">
      <style:text-properties officeooo:rsid="0083b8e7"/>
    </style:style>
    <style:style style:name="T207" style:family="text">
      <style:text-properties officeooo:rsid="008501c4"/>
    </style:style>
    <style:style style:name="T208" style:family="text">
      <style:text-properties officeooo:rsid="0086091a"/>
    </style:style>
    <style:style style:name="T209" style:family="text">
      <style:text-properties officeooo:rsid="00867cc7"/>
    </style:style>
    <style:style style:name="T210" style:family="text">
      <style:text-properties officeooo:rsid="0088079a"/>
    </style:style>
    <style:style style:name="T211" style:family="text">
      <style:text-properties officeooo:rsid="0088cc7e"/>
    </style:style>
    <style:style style:name="T212" style:family="text">
      <style:text-properties officeooo:rsid="00891c15"/>
    </style:style>
    <style:style style:name="T213" style:family="text">
      <style:text-properties officeooo:rsid="008a4b5c"/>
    </style:style>
    <style:style style:name="T214" style:family="text">
      <style:text-properties officeooo:rsid="008bbe0f"/>
    </style:style>
    <style:style style:name="T215" style:family="text">
      <style:text-properties officeooo:rsid="00915f7b"/>
    </style:style>
    <style:style style:name="T216" style:family="text">
      <style:text-properties officeooo:rsid="00924d12"/>
    </style:style>
    <style:style style:name="T217" style:family="text">
      <style:text-properties officeooo:rsid="0093ecb9"/>
    </style:style>
    <style:style style:name="T218" style:family="text">
      <style:text-properties officeooo:rsid="0097d8e2"/>
    </style:style>
    <style:style style:name="T219" style:family="text">
      <style:text-properties officeooo:rsid="009c2bc8"/>
    </style:style>
    <style:style style:name="T220" style:family="text">
      <style:text-properties officeooo:rsid="009f5a58"/>
    </style:style>
    <style:style style:name="T221" style:family="text">
      <style:text-properties officeooo:rsid="00a33bd2"/>
    </style:style>
    <style:style style:name="T222" style:family="text">
      <style:text-properties officeooo:rsid="00a45ff2"/>
    </style:style>
    <style:style style:name="T223" style:family="text">
      <style:text-properties officeooo:rsid="00a88c5c"/>
    </style:style>
    <style:style style:name="T224" style:family="text">
      <style:text-properties officeooo:rsid="00aa40f5"/>
    </style:style>
    <style:style style:name="T225" style:family="text">
      <style:text-properties officeooo:rsid="00ac1279"/>
    </style:style>
    <style:style style:name="T226" style:family="text">
      <style:text-properties officeooo:rsid="00af35dc"/>
    </style:style>
    <style:style style:name="T227" style:family="text">
      <style:text-properties officeooo:rsid="00b5b08d"/>
    </style:style>
    <style:style style:name="T228" style:family="text">
      <style:text-properties officeooo:rsid="00b9f17b"/>
    </style:style>
    <style:style style:name="T229" style:family="text">
      <style:text-properties officeooo:rsid="00bc7e53"/>
    </style:style>
    <style:style style:name="T230" style:family="text">
      <style:text-properties officeooo:rsid="00bd7dbc"/>
    </style:style>
    <style:style style:name="T231" style:family="text">
      <style:text-properties officeooo:rsid="00bfcef3"/>
    </style:style>
    <style:style style:name="T232" style:family="text">
      <style:text-properties officeooo:rsid="00c13170"/>
    </style:style>
    <style:style style:name="T233" style:family="text">
      <style:text-properties officeooo:rsid="00c1d22a"/>
    </style:style>
    <style:style style:name="T234" style:family="text">
      <style:text-properties fo:language="en" fo:country="US"/>
    </style:style>
    <style:style style:name="T235" style:family="text">
      <style:text-properties fo:language="en" fo:country="US" officeooo:rsid="00bfcef3"/>
    </style:style>
    <style:style style:name="T236" style:family="text">
      <style:text-properties officeooo:rsid="00cb2be5"/>
    </style:style>
    <style:style style:name="T237" style:family="text">
      <style:text-properties officeooo:rsid="00cbb3b7"/>
    </style:style>
    <style:style style:name="T238" style:family="text">
      <style:text-properties officeooo:rsid="00cd03fb"/>
    </style:style>
    <style:style style:name="T239" style:family="text">
      <style:text-properties officeooo:rsid="00cf3a0d"/>
    </style:style>
    <style:style style:name="T240" style:family="text">
      <style:text-properties officeooo:rsid="00d0a771"/>
    </style:style>
    <style:style style:name="T241" style:family="text">
      <style:text-properties officeooo:rsid="00d2894a"/>
    </style:style>
    <style:style style:name="T242" style:family="text">
      <style:text-properties officeooo:rsid="00d4473c"/>
    </style:style>
    <style:style style:name="T243" style:family="text">
      <style:text-properties officeooo:rsid="00d5483c"/>
    </style:style>
    <style:style style:name="T244" style:family="text">
      <style:text-properties officeooo:rsid="00d7e9aa"/>
    </style:style>
    <style:style style:name="T245" style:family="text">
      <style:text-properties officeooo:rsid="00d82946"/>
    </style:style>
    <style:style style:name="T246" style:family="text">
      <style:text-properties officeooo:rsid="00d87a7d"/>
    </style:style>
    <style:style style:name="T247" style:family="text">
      <style:text-properties officeooo:rsid="00d94363"/>
    </style:style>
    <style:style style:name="T248" style:family="text">
      <style:text-properties officeooo:rsid="00da1bbf"/>
    </style:style>
    <style:style style:name="T249" style:family="text">
      <style:text-properties officeooo:rsid="00da44da"/>
    </style:style>
    <style:style style:name="T250" style:family="text">
      <style:text-properties officeooo:rsid="00dac8d5"/>
    </style:style>
    <style:style style:name="T251" style:family="text">
      <style:text-properties officeooo:rsid="00dcad68"/>
    </style:style>
    <style:style style:name="T252" style:family="text">
      <style:text-properties officeooo:rsid="00de005b"/>
    </style:style>
    <style:style style:name="T253" style:family="text">
      <style:text-properties officeooo:rsid="00de8ff9"/>
    </style:style>
    <style:style style:name="T254" style:family="text">
      <style:text-properties officeooo:rsid="00e079a0"/>
    </style:style>
    <style:style style:name="T255" style:family="text">
      <style:text-properties officeooo:rsid="00e07dc3"/>
    </style:style>
    <style:style style:name="T256" style:family="text">
      <style:text-properties officeooo:rsid="00e21f7d"/>
    </style:style>
    <style:style style:name="T257" style:family="text">
      <style:text-properties officeooo:rsid="00e5bdcf"/>
    </style:style>
    <style:style style:name="T258" style:family="text">
      <style:text-properties officeooo:rsid="00e647be"/>
    </style:style>
    <style:style style:name="T259" style:family="text">
      <style:text-properties officeooo:rsid="00ebe229"/>
    </style:style>
    <style:style style:name="T260" style:family="text">
      <style:text-properties style:font-name="Arial" fo:language="ru" fo:country="RU" officeooo:rsid="00eceb64"/>
    </style:style>
    <style:style style:name="T261" style:family="text">
      <style:text-properties style:font-name="Arial" fo:font-size="12pt" fo:language="ru" fo:country="RU" officeooo:rsid="00eceb64" style:font-size-asian="12pt" style:font-size-complex="12pt"/>
    </style:style>
    <style:style style:name="T262" style:family="text">
      <style:text-properties style:font-name="Arial" fo:font-size="12pt" officeooo:rsid="01020fc3" style:font-size-asian="12pt" style:font-size-complex="12pt"/>
    </style:style>
    <style:style style:name="T263" style:family="text">
      <style:text-properties style:font-name="Arial" fo:font-size="12pt" officeooo:rsid="0103b5c2" style:font-size-asian="12pt" style:font-size-complex="12pt"/>
    </style:style>
    <style:style style:name="T264" style:family="text">
      <style:text-properties style:font-name="Arial" officeooo:rsid="01020fc3"/>
    </style:style>
    <style:style style:name="T265" style:family="text">
      <style:text-properties style:font-name="Arial" officeooo:rsid="0103b5c2"/>
    </style:style>
    <style:style style:name="T266" style:family="text">
      <style:text-properties officeooo:rsid="00f1fa66"/>
    </style:style>
    <style:style style:name="T267" style:family="text">
      <style:text-properties officeooo:rsid="00f23e53"/>
    </style:style>
    <style:style style:name="T268" style:family="text">
      <style:text-properties officeooo:rsid="00f39bf6"/>
    </style:style>
    <style:style style:name="T269" style:family="text">
      <style:text-properties officeooo:rsid="00f63eee"/>
    </style:style>
    <style:style style:name="T270" style:family="text">
      <style:text-properties officeooo:rsid="00f81c7e"/>
    </style:style>
    <style:style style:name="T271" style:family="text">
      <style:text-properties officeooo:rsid="00f88966"/>
    </style:style>
    <style:style style:name="T272" style:family="text">
      <style:text-properties officeooo:rsid="00f953e1"/>
    </style:style>
    <style:style style:name="T273" style:family="text">
      <style:text-properties officeooo:rsid="00f9df7e"/>
    </style:style>
    <style:style style:name="T274" style:family="text">
      <style:text-properties officeooo:rsid="00fc8300"/>
    </style:style>
    <style:style style:name="T275" style:family="text">
      <style:text-properties officeooo:rsid="00fda112"/>
    </style:style>
    <style:style style:name="T276" style:family="text">
      <style:text-properties officeooo:rsid="01020fc3"/>
    </style:style>
    <style:style style:name="T277" style:family="text">
      <style:text-properties officeooo:rsid="0103b5c2"/>
    </style:style>
    <style:style style:name="T278" style:family="text">
      <style:text-properties officeooo:rsid="01081861"/>
    </style:style>
    <style:style style:name="T279" style:family="text">
      <style:text-properties officeooo:rsid="01087851"/>
    </style:style>
    <style:style style:name="T280" style:family="text">
      <style:text-properties officeooo:rsid="010989be"/>
    </style:style>
    <style:style style:name="T281" style:family="text">
      <style:text-properties officeooo:rsid="010b14a0"/>
    </style:style>
    <style:style style:name="T28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83" style:family="text">
      <style:text-properties fo:color="#333333" style:font-name="Arial" fo:font-size="6pt" style:font-size-asian="6pt" style:font-size-complex="6pt"/>
    </style:style>
    <style:style style:name="T284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1" style:font-size-complex="10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a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<text:span text:style-name="T15">Лекция упражнения</text:span><text:span text:style-name="T14"> 7</text:span> – Qt Quick</text:h>
      <text:p text:style-name="Text_20_body"/>
      <text:p text:style-name="Text_20_body"/>
      <text:p text:style-name="Text_20_body"/>
      <text:p text:style-name="Text_20_body"/>
      <text:p text:style-name="P37"><text:span text:style-name="T1">Цель:</text:span> <text:tab/><text:tab/>Это упражн<text:span text:style-name="T13">ение пока</text:span><text:span text:style-name="T191">жет </text:span><text:span text:style-name="T13">некоторые возможности </text:span>Qt Quick.</text:p>
      <text:p text:style-name="P37"><text:span text:style-name="T1">Длительность:</text:span> <text:tab/>1 час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 <text:s/></text:span></text:p>
      <text:p text:style-name="P4"><draw:g text:anchor-type="paragraph" draw:z-index="42" draw:style-name="gr4"><draw:frame draw:style-name="gr5" draw:text-style-name="P64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64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6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7">The full license text is available here: </text:span><text:span text:style-name="T8">http://creativecommons.org/licenses/by-nc-sa/2.5/legalcode</text:span>.</text:p>
      <text:p text:style-name="P4"/>
      <text:p text:style-name="P4"><text:span text:style-name="T7">Nokia, Qt and the Nokia and Qt logos are the registered trademarks of Nokia Corporation in </text:span>Finland and other countries worldwide.</text:p>
      <text:h text:style-name="P38" text:outline-level="2">Добавление элементов на сцену</text:h>
      <text:p text:style-name="P6"><text:span text:style-name="T16">В этом упражнении для начала напиш</text:span><text:span text:style-name="T17">ем</text:span><text:span text:style-name="T16"> приложение</text:span><text:span text:style-name="T136"> QML</text:span><text:span text:style-name="T16">, </text:span><text:span text:style-name="T33">добавив на</text:span><text:span text:style-name="T16"> сцену набор элементов. </text:span><text:span text:style-name="T18">Сцена будет состоять из двух прямоугольников с текстом</text:span><text:span text:style-name="T137">.</text:span></text:p>
      <text:p text:style-name="P7"><text:span text:style-name="T19">Начн</text:span><text:span text:style-name="T20">ем</text:span><text:span text:style-name="T19"> с создания приложения</text:span><text:span text:style-name="T138"> QML </text:span><text:span text:style-name="T19">в</text:span><text:span text:style-name="T138"> Qt Creator. </text:span><text:span text:style-name="T19">Оно будет состоять из </text:span><text:span text:style-name="T34">двух файлов, </text:span><text:span text:style-name="T35">с расширениями</text:span><text:span text:style-name="T138"> </text:span><text:span text:style-name="SourceCodeInline"><text:span text:style-name="T138">.qml</text:span></text:span><text:span text:style-name="T138"> </text:span><text:span text:style-name="T19">и</text:span><text:span text:style-name="T138"> <text:s text:c="2"/></text:span><text:span text:style-name="SourceCodeInline"><text:span text:style-name="T138">.qmlproject</text:span></text:span><text:span text:style-name="T19">. </text:span><text:span text:style-name="T20">Откройте</text:span><text:span text:style-name="T139"> </text:span><text:span text:style-name="SourceCodeInline"><text:span text:style-name="T139">.qml</text:span></text:span><text:span text:style-name="T139"> </text:span><text:span text:style-name="T20">файл.</text:span></text:p>
      <text:p text:style-name="P8"><text:span text:style-name="T17">В этом файле создайте набор элементов в соответствии с деревом </text:span><text:span text:style-name="T21">объектов, показанным ниже. </text:span><text:span text:style-name="T36">Таким образом,</text:span><text:span text:style-name="T21"> объект</text:span><text:span text:style-name="T140"> </text:span><text:span text:style-name="SourceCodeInline"><text:span text:style-name="T140">sceneRect</text:span></text:span><text:span text:style-name="SourceCodeInline"><text:span text:style-name="T141"> </text:span></text:span><text:span text:style-name="T21">содержит все элементы, а</text:span><text:span text:style-name="T140"> </text:span><text:span text:style-name="SourceCodeInline"><text:span text:style-name="T140">text1</text:span></text:span><text:span text:style-name="T140"> </text:span><text:span text:style-name="T21">содержится в</text:span><text:span text:style-name="T140"> </text:span><text:span text:style-name="SourceCodeInline"><text:span text:style-name="T140">rect1</text:span></text:span><text:span text:style-name="T140">.</text:span></text:p>
      <text:p text:style-name="P8"><text:span text:style-name="T21">Используйте свойство</text:span><text:span text:style-name="T140"> </text:span><text:span text:style-name="SourceCodeInline"><text:span text:style-name="T140">id</text:span></text:span><text:span text:style-name="T140">, </text:span><text:span text:style-name="T21">чтобы указать имена элементов. Стоит заметить, что объект</text:span><text:span text:style-name="T140"> </text:span><text:span text:style-name="SourceCodeInline"><text:span text:style-name="T140">sceneRect</text:span></text:span><text:span text:style-name="SourceCodeInline"><text:span text:style-name="T148"> </text:span></text:span><text:span text:style-name="SourceCodeInline"><text:span text:style-name="T154">также должен иметь имя.</text:span></text:span></text:p>
      <text:p text:style-name="Text_20_body"><draw:g text:anchor-type="paragraph" draw:z-index="43" draw:style-name="gr6"><draw:rect draw:style-name="gr7" draw:text-style-name="P66" draw:id="id2" svg:width="3.001cm" svg:height="1.001cm" svg:x="7.733cm" svg:y="0.21cm"><text:p text:style-name="P65"><text:span text:style-name="T284">Rectangle</text:span></text:p><text:p text:style-name="P65"><text:span text:style-name="T285">sceneRect</text:span></text:p></draw:rect><draw:rect draw:style-name="gr7" draw:text-style-name="P66" draw:id="id1" svg:width="3.001cm" svg:height="1.001cm" svg:x="3.731cm" svg:y="2.709cm"><text:p text:style-name="P65"><text:span text:style-name="T284">Rectangle</text:span></text:p><text:p text:style-name="P65"><text:span text:style-name="T285">rect1</text:span></text:p></draw:rect><draw:rect draw:style-name="gr7" draw:text-style-name="P66" draw:id="id3" svg:width="3.001cm" svg:height="1.001cm" svg:x="7.733cm" svg:y="2.709cm"><text:p text:style-name="P65"><text:span text:style-name="T284">Rectangle</text:span></text:p><text:p text:style-name="P65"><text:span text:style-name="T285">rect2</text:span></text:p></draw:rect><draw:rect draw:style-name="gr7" draw:text-style-name="P66" draw:id="id5" svg:width="3.001cm" svg:height="1.001cm" svg:x="3.731cm" svg:y="4.71cm"><text:p text:style-name="P65"><text:span text:style-name="T284">Text</text:span></text:p><text:p text:style-name="P65"><text:span text:style-name="T285">text1</text:span></text:p></draw:rect><draw:rect draw:style-name="gr7" draw:text-style-name="P66" draw:id="id4" svg:width="3.001cm" svg:height="1.001cm" svg:x="11.73cm" svg:y="2.709cm"><text:p text:style-name="P65"><text:span text:style-name="T284">Text</text:span></text:p><text:p text:style-name="P65"><text:span text:style-name="T285">text2</text:span></text:p></draw:rect><draw:connector draw:style-name="gr8" draw:text-style-name="P66" svg:x1="5.23cm" svg:y1="2.709cm" svg:x2="9.232cm" svg:y2="1.21cm" draw:start-shape="id1" draw:start-glue-point="0" draw:end-shape="id2" draw:end-glue-point="2" svg:d="m2965 1536v-425h2269v-425"><text:p/></draw:connector><draw:connector draw:style-name="gr8" draw:text-style-name="P66" svg:x1="9.233cm" svg:y1="2.709cm" svg:x2="9.233cm" svg:y2="1.21cm" draw:start-shape="id3" draw:start-glue-point="0" draw:end-shape="id2" svg:d="m5235 1536v-850"><text:p/></draw:connector><draw:connector draw:style-name="gr8" draw:text-style-name="P66" svg:x1="13.23cm" svg:y1="2.709cm" svg:x2="9.233cm" svg:y2="1.21cm" draw:start-shape="id4" draw:start-glue-point="0" draw:end-shape="id2" draw:end-glue-point="2" svg:d="m7501 1536v-425h-2266v-425"><text:p/></draw:connector><draw:connector draw:style-name="gr8" draw:text-style-name="P66" svg:x1="5.23cm" svg:y1="4.711cm" svg:x2="5.23cm" svg:y2="3.71cm" draw:start-shape="id5" draw:start-glue-point="0" draw:end-shape="id1" svg:d="m2965 2671v-567"><text:p/></draw:connector></draw:g></text:p>
      <text:p text:style-name="P9"><text:span text:style-name="T23">Установите значения свойств</text:span><text:span text:style-name="T172"> </text:span><text:span text:style-name="SourceCodeInline"><text:span text:style-name="T172">width</text:span></text:span><text:span text:style-name="T172"> </text:span><text:span text:style-name="T23">и</text:span><text:span text:style-name="T172"> </text:span><text:span text:style-name="SourceCodeInline"><text:span text:style-name="T172">height</text:span></text:span><text:span text:style-name="SourceCodeInline"><text:span text:style-name="T142"> </text:span></text:span><text:span text:style-name="T23">элемента</text:span><text:span text:style-name="T172"> </text:span><text:span text:style-name="SourceCodeInline"><text:span text:style-name="T172">sceneRect</text:span></text:span><text:span text:style-name="T172"> </text:span><text:span text:style-name="T23">в</text:span><text:span text:style-name="T172"> 400x400</text:span><text:span text:style-name="T23">, </text:span><text:span text:style-name="T24">для остальных двух прямоугольников установите размер 100x100 </text:span><text:span text:style-name="T25">пикселей</text:span><text:span text:style-name="T173">.</text:span></text:p>
      <text:p text:style-name="P10"><text:span text:style-name="T26">Установите </text:span><text:span text:style-name="T37">текстовое свойство</text:span><text:span text:style-name="T26"> элементов </text:span><text:span text:style-name="SourceCodeInline"><text:span text:style-name="T174">text1</text:span></text:span><text:span text:style-name="T174"> </text:span><text:span text:style-name="T26">и</text:span><text:span text:style-name="T174"> </text:span><text:span text:style-name="SourceCodeInline"><text:span text:style-name="T174">text2</text:span></text:span><text:span text:style-name="SourceCodeInline"><text:span text:style-name="T149"> </text:span></text:span><text:span text:style-name="SourceCodeInline"><text:span text:style-name="T155">в</text:span></text:span><text:span text:style-name="SourceCodeInline"><text:span text:style-name="T149"> “Hello Qt” </text:span></text:span><text:span text:style-name="SourceCodeInline"><text:span text:style-name="T155">и</text:span></text:span><text:span text:style-name="SourceCodeInline"><text:span text:style-name="T149"> “Quicker Qt” </text:span></text:span><text:span text:style-name="SourceCodeInline"><text:span text:style-name="T155">соответственно.</text:span></text:span></text:p>
      <text:p text:style-name="Text_20_body"><text:span text:style-name="T14">Установите свойств</text:span><text:span text:style-name="T38">а</text:span><text:span text:style-name="T14"> цвета </text:span><text:span text:style-name="T22">прямоугольников в именованный цвет и цвет, указываемый в </text:span><text:span text:style-name="T32">шестнадцатеричном</text:span><text:span text:style-name="T22"> коде, </text:span><text:span text:style-name="T27">например</text:span><text:span text:style-name="T175"> “green” </text:span><text:span text:style-name="T27">и</text:span><text:span text:style-name="T175"> “#ffaacc”</text:span><text:span text:style-name="T27">. Текстовые элементы по-умолчанию имеют черный цвет, но если вы решите сделать прямоугольники темными, можно изменить цвет текст</text:span><text:span text:style-name="T28">овых элементов</text:span><text:span text:style-name="T27"> на белый.</text:span></text:p>
      <text:p text:style-name="P11"><text:span text:style-name="T29">Если запустить этот файл в </text:span><text:span text:style-name="T31">программе </text:span><text:span text:style-name="T29">просмотр</text:span><text:span text:style-name="T31">а</text:span><text:span text:style-name="T29"> qml, нажав на кнопку запуска в</text:span><text:span text:style-name="T176"> Qt Creator</text:span><text:span text:style-name="T29">, вы увидите </text:span><text:span text:style-name="T39">лишь</text:span><text:span text:style-name="T29"> </text:span><text:span text:style-name="T30">групп</text:span><text:span text:style-name="T39">у</text:span><text:span text:style-name="T30"> перекрывающихся элементов в левом верхнем углу сцены.</text:span></text:p>
      <text:h text:style-name="P39" text:outline-level="2">Размещение элементов</text:h>
      <text:p text:style-name="P12"><text:span text:style-name="T177">Чтобы визуально разместить элементы мы будем использовать компоновку по якорям. Конечный результат будет выглядеть примерно </text:span><text:span text:style-name="T193">так,</text:span><text:span text:style-name="T177"> как </text:span><text:span text:style-name="T193">показано </text:span><text:span text:style-name="T177">на рисунке ниже, но не стесняйтесь вносить собственные изменения.</text:span></text:p>
      <text:p text:style-name="Text_20_body"><draw:g text:anchor-type="paragraph" draw:z-index="44" draw:style-name="gr9"><draw:rect draw:style-name="gr10" draw:text-style-name="P66" svg:width="7.501cm" svg:height="7.002cm" draw:transform="rotate (-1.57079632679579) translate (12.7299861111111cm -0.0405694444444444cm)"><text:p/></draw:rect><draw:rect draw:style-name="gr11" draw:text-style-name="P66" svg:width="2.001cm" svg:height="2.001cm" draw:transform="rotate (-1.57079632679579) translate (10.2305555555556cm 0.956027777777778cm)"><text:p/></draw:rect><draw:rect draw:style-name="gr12" draw:text-style-name="P66" svg:width="2.001cm" svg:height="2.001cm" draw:transform="rotate (-1.57079632679579) translate (10.2305555555556cm 4.45911111111111cm)"><text:p/></draw:rect></draw:g></text:p>
      <text:p text:style-name="P16"><text:span text:style-name="T41">Начнем с того, что </text:span><text:span text:style-name="T42">заставим </text:span><text:span text:style-name="T45">элемент</text:span><text:span text:style-name="T178"> </text:span><text:span text:style-name="SourceCodeInline"><text:span text:style-name="T178">text1</text:span></text:span><text:span text:style-name="T178"> </text:span><text:span text:style-name="T42">заполнить своего родителя, привязав</text:span><text:span text:style-name="T179"> </text:span><text:span text:style-name="T43">свойство</text:span><text:span text:style-name="T179"> </text:span><text:span text:style-name="SourceCodeInline"><text:span text:style-name="T179">anchors.fill</text:span></text:span><text:span text:style-name="T179"> </text:span><text:span text:style-name="T44">к родителю </text:span><text:span text:style-name="T47">этого </text:span><text:span text:style-name="T46">элемента</text:span><text:span text:style-name="T180">.</text:span></text:p>
      <text:p text:style-name="P18"><text:span text:style-name="T40">Затем </text:span><text:span text:style-name="T49">отцентрируем</text:span><text:span text:style-name="T181"> </text:span><text:span text:style-name="SourceCodeInline"><text:span text:style-name="T181">text2</text:span></text:span><text:span text:style-name="T181"> </text:span><text:span text:style-name="T48">по</text:span><text:span text:style-name="T40"> </text:span><text:span text:style-name="SourceCodeInline"><text:span text:style-name="T181">rect2</text:span></text:span><text:span text:style-name="SourceCodeInline"><text:span text:style-name="T161"> с помощью свойства </text:span></text:span><text:span text:style-name="SourceCodeInline"><text:span text:style-name="T182">anchors.centerIn</text:span></text:span><text:span text:style-name="SourceCodeInline"><text:span text:style-name="T161">. </text:span></text:span><text:span text:style-name="SourceCodeInline"><text:span text:style-name="T162">Теперь</text:span></text:span><text:span text:style-name="SourceCodeInline"><text:span text:style-name="T156"> </text:span></text:span><text:span text:style-name="SourceCodeInline"><text:span text:style-name="T160">установим</text:span></text:span><text:span text:style-name="SourceCodeInline"><text:span text:style-name="T156"> значение</text:span></text:span><text:span text:style-name="SourceCodeInline"><text:span text:style-name="T150"> </text:span></text:span><text:span text:style-name="SourceCodeInline"><text:span text:style-name="T183">y</text:span></text:span><text:span text:style-name="SourceCodeInline"><text:span text:style-name="T150"> </text:span></text:span><text:span text:style-name="SourceCodeInline"><text:span text:style-name="T156">элемента</text:span></text:span><text:span text:style-name="SourceCodeInline"><text:span text:style-name="T150"> </text:span></text:span><text:span text:style-name="SourceCodeInline"><text:span text:style-name="T183">rect2</text:span></text:span><text:span text:style-name="SourceCodeInline"><text:span text:style-name="T150"> </text:span></text:span><text:span text:style-name="SourceCodeInline"><text:span text:style-name="T160">как </text:span></text:span><text:span text:style-name="SourceCodeInline"><text:span text:style-name="T156">зеркальн</text:span></text:span><text:span text:style-name="SourceCodeInline"><text:span text:style-name="T160">ое</text:span></text:span><text:span text:style-name="SourceCodeInline"><text:span text:style-name="T156"> </text:span></text:span><text:span text:style-name="SourceCodeInline"><text:span text:style-name="T160">и </text:span></text:span><text:span text:style-name="SourceCodeInline"><text:span text:style-name="T156">инвертированн</text:span></text:span><text:span text:style-name="SourceCodeInline"><text:span text:style-name="T160">ое значение</text:span></text:span><text:span text:style-name="SourceCodeInline"><text:span text:style-name="T151"> </text:span></text:span><text:span text:style-name="SourceCodeInline"><text:span text:style-name="T184">y</text:span></text:span><text:span text:style-name="SourceCodeInline"><text:span text:style-name="T151"> </text:span></text:span><text:span text:style-name="SourceCodeInline"><text:span text:style-name="T160">элемента</text:span></text:span><text:span text:style-name="SourceCodeInline"><text:span text:style-name="T151"> </text:span></text:span><text:span text:style-name="SourceCodeInline"><text:span text:style-name="T184">rect1</text:span></text:span><text:span text:style-name="SourceCodeInline"><text:span text:style-name="T151">.</text:span></text:span></text:p>
      <text:p text:style-name="P17"><text:span text:style-name="SourceCodeInline"><text:span text:style-name="T156">Т</text:span></text:span><text:span text:style-name="SourceCodeInline"><text:span text:style-name="T157">аким образом</text:span></text:span><text:span text:style-name="SourceCodeInline"><text:span text:style-name="T156">, значение</text:span></text:span><text:span text:style-name="SourceCodeInline"><text:span text:style-name="T158">м</text:span></text:span><text:span text:style-name="SourceCodeInline"><text:span text:style-name="T156"> </text:span></text:span><text:span text:style-name="SourceCodeInline"><text:span text:style-name="T183">y</text:span></text:span><text:span text:style-name="SourceCodeInline"><text:span text:style-name="T156"> элемента </text:span></text:span><text:span text:style-name="SourceCodeInline"><text:span text:style-name="T183">rect2</text:span></text:span><text:span text:style-name="SourceCodeInline"><text:span text:style-name="T156"> <text:s/></text:span></text:span><text:span text:style-name="SourceCodeInline"><text:span text:style-name="T158">станет </text:span></text:span><text:span text:style-name="SourceCodeInline"><text:span text:style-name="T159">следующее </text:span></text:span><text:span text:style-name="SourceCodeInline"><text:span text:style-name="T156">выражени</text:span></text:span><text:span text:style-name="SourceCodeInline"><text:span text:style-name="T158">е</text:span></text:span><text:span text:style-name="SourceCodeInline"><text:span text:style-name="T156">:</text:span></text:span></text:p>
      <text:p text:style-name="SourceCodeSingle"><text:span text:style-name="Source_20_Text">sceneRect.height - rect1.y </text:span><text:span text:style-name="Source_20_Text">- height</text:span></text:p>
      <text:p text:style-name="P19"><text:span text:style-name="T58">Наконец, разместим </text:span><text:span text:style-name="SourceCodeInline"><text:span text:style-name="T187">rect1</text:span></text:span><text:span text:style-name="T187"> </text:span><text:span text:style-name="T58">и</text:span><text:span text:style-name="T187"> </text:span><text:span text:style-name="SourceCodeInline"><text:span text:style-name="T187">rect2</text:span></text:span><text:span text:style-name="T187"> </text:span><text:span text:style-name="T58">в визуально удобные положения, рядом друг с другом,</text:span><text:span text:style-name="T187"> </text:span><text:span text:style-name="T56">установив значени</text:span><text:span text:style-name="T59">я</text:span><text:span text:style-name="T188"> </text:span><text:span text:style-name="SourceCodeInline"><text:span text:style-name="T188">x</text:span></text:span><text:span text:style-name="T188"> </text:span><text:span text:style-name="T55">обоих </text:span><text:span text:style-name="T56">элементов</text:span><text:span text:style-name="T55"> и </text:span><text:span text:style-name="T57">значение</text:span><text:span text:style-name="T188"> </text:span><text:span text:style-name="SourceCodeInline"><text:span text:style-name="T188">y</text:span></text:span><text:span text:style-name="T188"> </text:span><text:span text:style-name="T55">элемента</text:span><text:span text:style-name="T188"> </text:span><text:span text:style-name="SourceCodeInline"><text:span text:style-name="T188">rect1</text:span></text:span><text:span text:style-name="T188">.</text:span></text:p>
      <text:p text:style-name="P20"><text:span text:style-name="T53">При запуске qml скрипта становится </text:span><text:span text:style-name="T60">ясно</text:span><text:span text:style-name="T53">, что текст элемента</text:span><text:span text:style-name="T189"> </text:span><text:span text:style-name="SourceCodeInline"><text:span text:style-name="T189">text1</text:span></text:span><text:span text:style-name="T189"> </text:span><text:span text:style-name="T53">нужно отцентрировать <text:s/></text:span><text:span text:style-name="T54">по-</text:span><text:span text:style-name="T53">вертикал</text:span><text:span text:style-name="T54">и</text:span><text:span text:style-name="T53"> и </text:span><text:span text:style-name="T54">по-</text:span><text:span text:style-name="T53">горизонтал</text:span><text:span text:style-name="T54">и</text:span><text:span text:style-name="T53">, чтобы он корректно размещался на</text:span><text:span text:style-name="T189"> </text:span><text:span text:style-name="SourceCodeInline"><text:span text:style-name="T189">rect1</text:span></text:span><text:span text:style-name="T189">. </text:span><text:span text:style-name="T50">Это достигается </text:span><text:span text:style-name="T52">привязыванием свойств</text:span><text:span text:style-name="T190"> </text:span><text:span text:style-name="SourceCodeInline"><text:span text:style-name="T190">verticalAlignment</text:span></text:span><text:span text:style-name="T190"> </text:span><text:span text:style-name="T50">и</text:span><text:span text:style-name="T190"> </text:span><text:span text:style-name="SourceCodeInline"><text:span text:style-name="T190">horizontalAlignment</text:span></text:span><text:span text:style-name="T50"> в </text:span><text:span text:style-name="T52">значения</text:span><text:span text:style-name="T190"> </text:span><text:span text:style-name="SourceCodeInline"><text:span text:style-name="T190">Text.AlignVCenter</text:span></text:span><text:span text:style-name="T50"> </text:span><text:span text:style-name="T51">и</text:span><text:span text:style-name="T190"> </text:span><text:span text:style-name="SourceCodeInline"><text:span text:style-name="T190">Text.AlignHCenter</text:span></text:span><text:span text:style-name="T50"> соответственно</text:span><text:span text:style-name="T190">.</text:span></text:p>
      <text:h text:style-name="P40" text:outline-level="2">Добавление движения</text:h>
      <text:p text:style-name="P23"><text:span text:style-name="T68">Чтобы понять динамику сцены, добавим анимацию значения</text:span><text:span text:style-name="T198"> </text:span><text:span text:style-name="SourceCodeInline"><text:span text:style-name="T198">y</text:span></text:span><text:span text:style-name="T198"> </text:span><text:span text:style-name="T68">элемента</text:span><text:span text:style-name="T198"> </text:span><text:span text:style-name="SourceCodeInline"><text:span text:style-name="T198">rect1</text:span></text:span><text:span text:style-name="SourceCodeInline"><text:span text:style-name="T143">. </text:span></text:span><text:span text:style-name="SourceCodeInline"><text:span text:style-name="T166">Это, в свою очередь, приведет к изменению значения</text:span></text:span><text:span text:style-name="SourceCodeInline"><text:span text:style-name="T144"> </text:span></text:span><text:span text:style-name="SourceCodeInline"><text:span text:style-name="T199">y</text:span></text:span><text:span text:style-name="SourceCodeInline"><text:span text:style-name="T144"> </text:span></text:span><text:span text:style-name="SourceCodeInline"><text:span text:style-name="T166">элемента</text:span></text:span><text:span text:style-name="SourceCodeInline"><text:span text:style-name="T144"> </text:span></text:span><text:span text:style-name="SourceCodeInline"><text:span text:style-name="T199">rect2</text:span></text:span><text:span text:style-name="SourceCodeInline"><text:span text:style-name="T144">, </text:span></text:span><text:span text:style-name="SourceCodeInline"><text:span text:style-name="T166">так как оно связано с аним</text:span></text:span><text:span text:style-name="SourceCodeInline"><text:span text:style-name="T169">ационным</text:span></text:span><text:span text:style-name="SourceCodeInline"><text:span text:style-name="T166"> значением.</text:span></text:span></text:p>
      <text:p text:style-name="P24"><text:span text:style-name="SourceCodeInline"><text:span text:style-name="T167">Начнем с добавления </text:span></text:span><text:span text:style-name="SourceCodeInline"><text:span text:style-name="T171">однократной </text:span></text:span><text:span text:style-name="SourceCodeInline"><text:span text:style-name="T167">анимации</text:span></text:span><text:span text:style-name="SourceCodeInline"><text:span text:style-name="T145"> </text:span></text:span><text:span text:style-name="SourceCodeInline"><text:span text:style-name="T200">NumberAnimation</text:span></text:span><text:span text:style-name="SourceCodeInline"><text:span text:style-name="T145"> </text:span></text:span><text:span text:style-name="SourceCodeInline"><text:span text:style-name="T167">для значения</text:span></text:span><text:span text:style-name="SourceCodeInline"><text:span text:style-name="T145"> </text:span></text:span><text:span text:style-name="SourceCodeInline"><text:span text:style-name="T200">y</text:span></text:span><text:span text:style-name="SourceCodeInline"><text:span text:style-name="T145"> </text:span></text:span><text:span text:style-name="SourceCodeInline"><text:span text:style-name="T167">элемента</text:span></text:span><text:span text:style-name="SourceCodeInline"><text:span text:style-name="T145"> </text:span></text:span><text:span text:style-name="SourceCodeInline"><text:span text:style-name="T200">rect1</text:span></text:span><text:span text:style-name="SourceCodeInline"><text:span text:style-name="T145">. </text:span></text:span><text:span text:style-name="SourceCodeInline"><text:span text:style-name="T168">Просто </text:span></text:span><text:span text:style-name="SourceCodeInline"><text:span text:style-name="T170">добавьте следующий код вместо</text:span></text:span><text:span text:style-name="SourceCodeInline"><text:span text:style-name="T168"> привязк</text:span></text:span><text:span text:style-name="SourceCodeInline"><text:span text:style-name="T170">и</text:span></text:span><text:span text:style-name="SourceCodeInline"><text:span text:style-name="T168"> свойства</text:span></text:span><text:span text:style-name="SourceCodeInline"><text:span text:style-name="T146"> </text:span></text:span><text:span text:style-name="SourceCodeInline"><text:span text:style-name="T201">y</text:span></text:span><text:span text:style-name="SourceCodeInline"><text:span text:style-name="T146">:</text:span></text:span></text:p>
      <text:p text:style-name="SourceCodeFirst">NumberAnimation on y { </text:p>
      <text:p text:style-name="SourceCode"><text:tab/>to: 300; duration: 5000; easing.type: Easing.InOutQuad; </text:p>
      <text:p text:style-name="SourceCodeLast">}</text:p>
      <text:p text:style-name="P25"><text:soft-page-break/><text:span text:style-name="T69">Для анимации устанавливаются конечное значение</text:span><text:span text:style-name="T202"> (</text:span><text:span text:style-name="SourceCodeInline"><text:span text:style-name="T202">to</text:span></text:span><text:span text:style-name="T202">), </text:span><text:span text:style-name="T69">длительность и кривая </text:span><text:span text:style-name="T70">анимации</text:span><text:span text:style-name="T202">. </text:span><text:span text:style-name="T71">Длительность</text:span><text:span text:style-name="T203"> (</text:span><text:span text:style-name="SourceCodeInline"><text:span text:style-name="T203">duration</text:span></text:span><text:span text:style-name="T203">) </text:span><text:span text:style-name="T71">выражается в </text:span><text:span text:style-name="T73">миллисекундах</text:span><text:span text:style-name="T71"> (1 с = 1000 мс), таким образом анимация будет длиться пять секунд. </text:span><text:span text:style-name="T72">Кривая анимации</text:span><text:span text:style-name="T204"> </text:span><text:span text:style-name="T205">(</text:span><text:span text:style-name="SourceCodeInline"><text:span text:style-name="T205">easing</text:span></text:span><text:span text:style-name="T205">)</text:span><text:span text:style-name="T204"> </text:span><text:span text:style-name="T72">описывает, как будет изменяться значение. В данном случае использована квадратичная кривая, чтобы сделать начало и конец анимации более плавными. Все доступные для использования кривые можно увидеть на</text:span><text:span text:style-name="T204"> </text:span><text:span text:style-name="T9">http://doc.qt.nokia.com/latest/qml-propertyanimation.html#easing.type-prop</text:span><text:span text:style-name="T204"> .</text:span></text:p>
      <text:p text:style-name="P13"><text:span text:style-name="T206">Мы создали однократную </text:span><text:span text:style-name="T207">анимацию, которая перемещает прямоугольник</text:span><text:span text:style-name="T208">и</text:span><text:span text:style-name="T207"> один раз. Следующей задачей будет </text:span><text:span text:style-name="T215">создать</text:span><text:span text:style-name="T207"> две анимации в последовательн</text:span><text:span text:style-name="T215">ой</text:span><text:span text:style-name="T207"> групп</text:span><text:span text:style-name="T216">е</text:span><text:span text:style-name="T207">, т.е. заставить их выполняться друг за другом. </text:span><text:span text:style-name="T208">Одна анимация переместит прямоугольники в одном направлении, а вторая анимация переместит их в обратном направлении. Зациклив анимационную группу, получим бе</text:span><text:span text:style-name="T214">с</text:span><text:span text:style-name="T208">конечный цикл последовательных перемещений.</text:span></text:p>
      <text:p text:style-name="P26"><text:span text:style-name="T74">Начните с замены</text:span><text:span text:style-name="T209"> </text:span><text:span text:style-name="SourceCodeInline"><text:span text:style-name="T209">NumberAnimation</text:span></text:span><text:span text:style-name="T209"> </text:span><text:span text:style-name="T74">на</text:span><text:span text:style-name="T209"> </text:span><text:span text:style-name="SourceCodeInline"><text:span text:style-name="T209">SequentialAnimation</text:span></text:span><text:span text:style-name="T209"> </text:span><text:span text:style-name="T217">для </text:span><text:span text:style-name="T74">свойств</text:span><text:span text:style-name="T75">а</text:span><text:span text:style-name="T209"> </text:span><text:span text:style-name="SourceCodeInline"><text:span text:style-name="T209">y</text:span></text:span><text:span text:style-name="T209">. </text:span><text:span text:style-name="T74">Внутри последовательной анимации создайте два объекта</text:span><text:span text:style-name="T209"> </text:span><text:span text:style-name="SourceCodeInline"><text:span text:style-name="T209">NumberAnimation</text:span></text:span><text:span text:style-name="T209">.</text:span></text:p>
      <text:p text:style-name="P27"><text:span text:style-name="T76">Первая числовая анимация</text:span><text:span text:style-name="T210"> (</text:span><text:span text:style-name="SourceCodeInline"><text:span text:style-name="T210">NumberAnimation</text:span></text:span><text:span text:style-name="T210">) </text:span><text:span text:style-name="T77">будет иметь конечное значение</text:span><text:span text:style-name="T211"> 300, </text:span><text:span text:style-name="T77">а вторая</text:span><text:span text:style-name="T211"> – </text:span><text:span text:style-name="T77">ноль. Теперь установите длительность и тип кривой анимации по своему вкусу. </text:span><text:span text:style-name="T78">Хороший эффект можно получить при “прыгающих” прямоугольниках</text:span><text:span text:style-name="T212"> (</text:span><text:span text:style-name="SourceCodeInline"><text:span text:style-name="T212">Easing.OutBounce</text:span></text:span><text:span text:style-name="T212">), </text:span><text:span text:style-name="T78">а также </text:span><text:span text:style-name="T81">при <text:s text:c="2"/></text:span><text:span text:style-name="T78">различны</text:span><text:span text:style-name="T81">х</text:span><text:span text:style-name="T78"> комбинаци</text:span><text:span text:style-name="T82">ях</text:span><text:span text:style-name="T78"> кривых</text:span><text:span text:style-name="T212"> </text:span><text:span text:style-name="SourceCodeInline"><text:span text:style-name="T212">OutQuad</text:span></text:span><text:span text:style-name="T212"> </text:span><text:span text:style-name="T78">и</text:span><text:span text:style-name="T212"> </text:span><text:span text:style-name="SourceCodeInline"><text:span text:style-name="T212">InOutQuad</text:span></text:span><text:span text:style-name="T212">.</text:span></text:p>
      <text:p text:style-name="P28"><text:span text:style-name="T79">Чтобы сделать цикл последовательной анимации бесконечным, </text:span><text:span text:style-name="T80">задайте</text:span><text:span text:style-name="T79"> свойство</text:span><text:span text:style-name="T213"> </text:span><text:span text:style-name="SourceCodeInline"><text:span text:style-name="T213">loops</text:span></text:span><text:span text:style-name="T213"> </text:span><text:span text:style-name="T79">так</text:span><text:span text:style-name="T80">им образом</text:span><text:span text:style-name="T79">:</text:span></text:p>
      <text:p text:style-name="SourceCodeSingle">loops: Animation.Infinite</text:p>
      <text:h text:style-name="P41" text:outline-level="2">Взаимодействие с состояниями</text:h>
      <text:p text:style-name="P43"><text:span text:style-name="T236">Жестко закодированные анимации —</text:span><text:span text:style-name="T246"> </text:span><text:span text:style-name="T236"><text:s/></text:span><text:span text:style-name="T244">это</text:span><text:span text:style-name="T237"> </text:span><text:span text:style-name="T246">лишь </text:span><text:span text:style-name="T237">оди</text:span><text:span text:style-name="T244">н</text:span><text:span text:style-name="T237"> из</text:span><text:span text:style-name="T236"> способ</text:span><text:span text:style-name="T237">ов</text:span><text:span text:style-name="T236"> достичь движения </text:span><text:span text:style-name="T238">объектов</text:span><text:span text:style-name="T236">, но обычно </text:span><text:span text:style-name="T239">конечные положения</text:span><text:span text:style-name="T236"> различны для различных анимаций и </text:span><text:span text:style-name="T240">непрерывное</text:span><text:span text:style-name="T236"> движение не явля</text:span><text:span text:style-name="T243">е</text:span><text:span text:style-name="T236">тся основной целью. </text:span><text:span text:style-name="T241">Вместо этого требу</text:span><text:span text:style-name="T242">ю</text:span><text:span text:style-name="T241">тся </text:span><text:span text:style-name="T245">плавные</text:span><text:span text:style-name="T241"> переходы между состояниями.</text:span></text:p>
      <text:p text:style-name="P44"><text:span text:style-name="T241">Qt Quick </text:span><text:span text:style-name="T247">позволяет это сделать с помощью состояний и переходов. </text:span><text:span text:style-name="T249">С</text:span><text:span text:style-name="T247">остояния описывают </text:span><text:span text:style-name="T248">конечные </text:span><text:span text:style-name="T249">значения (например, положени</text:span><text:span text:style-name="T250">я</text:span><text:span text:style-name="T249"> прямоугольника).</text:span><text:span text:style-name="T248"> </text:span><text:span text:style-name="T249">П</text:span><text:span text:style-name="T248">ереходы </text:span><text:span text:style-name="T249">же определяют то,</text:span><text:span text:style-name="T248"> каким </text:span><text:span text:style-name="T249">именно </text:span><text:span text:style-name="T248">образом перейти в эти положения. </text:span><text:span text:style-name="T251">Теперь применим это к сцене из предыдущих шагов упражнения.</text:span></text:p>
      <text:p text:style-name="P45"><text:span text:style-name="T252">Для начала удалите анимации, созданные на шаге 3, вернув статичную сцену, полученную в конце шага 2.</text:span></text:p>
      <text:p text:style-name="P47">Теперь добавьте два состояния (<text:span text:style-name="T27">“</text:span>first<text:span text:style-name="T27">“</text:span> и <text:span text:style-name="T27">“</text:span>second<text:span text:style-name="T27">“</text:span>) в объект <text:span text:style-name="SourceCodeInline">sceneRect</text:span> с помощью следующего кода:</text:p>
      <text:p text:style-name="SourceCodeFirst">states: [</text:p>
      <text:p text:style-name="SourceCode"><text:s text:c="4"/>State { name: "first" },</text:p>
      <text:p text:style-name="SourceCode"><text:s text:c="4"/>State { name: "second" }</text:p>
      <text:p text:style-name="SourceCodeLast">]</text:p>
      <text:p text:style-name="P48"><text:span text:style-name="T113">Для каждого состояния можно добавить несколько элементов</text:span><text:span text:style-name="T254"> </text:span><text:span text:style-name="SourceCodeInline"><text:span text:style-name="T254">PropertyChanges</text:span></text:span><text:span text:style-name="T254">. </text:span><text:span text:style-name="T112">Элемент</text:span><text:span text:style-name="T255"> </text:span><text:span text:style-name="SourceCodeInline"><text:span text:style-name="T255">PropertyChanges</text:span></text:span><text:span text:style-name="T255"> </text:span><text:span text:style-name="T112">изменяет набор свойств для указанного целевого элемента. </text:span><text:span text:style-name="T114">Например, следующий код изменяет координату</text:span><text:span text:style-name="T256"> </text:span><text:span text:style-name="SourceCodeInline"><text:span text:style-name="T256">y</text:span></text:span><text:span text:style-name="T256"> </text:span><text:span text:style-name="T114">объекта</text:span><text:span text:style-name="T256"> </text:span><text:span text:style-name="SourceCodeInline"><text:span text:style-name="T256">rect1</text:span></text:span><text:span text:style-name="T256"> </text:span><text:span text:style-name="T114">на ноль</text:span><text:span text:style-name="T256">:</text:span></text:p>
      <text:p text:style-name="SourceCodeSingle">PropertyChanges { target: rect1; y: 0 }</text:p>
      <text:p text:style-name="P49"><text:span text:style-name="T115">Теперь </text:span><text:span text:style-name="T116">настройте</text:span><text:span text:style-name="T115"> </text:span><text:span text:style-name="T116">состояния таким образом, чтобы значение элемента было нулем для </text:span><text:soft-page-break/><text:span text:style-name="T116">первого состояния и</text:span><text:span text:style-name="T258"> 300 – </text:span><text:span text:style-name="T116">для второго состояния.</text:span></text:p>
      <text:p text:style-name="P50"><text:span text:style-name="T117">Теперь вы можете проверить </text:span><text:span text:style-name="T118">работу</text:span><text:span text:style-name="T117"> об</text:span><text:span text:style-name="T118">оих</text:span><text:span text:style-name="T117"> состояни</text:span><text:span text:style-name="T118">й</text:span><text:span text:style-name="T117">, привязав свойство состояния </text:span><text:span text:style-name="SourceCodeInline"><text:span text:style-name="T117">state</text:span></text:span><text:span text:style-name="SourceCodeInline"><text:span text:style-name="T261"> </text:span></text:span><text:span text:style-name="T117">элемента </text:span><text:span text:style-name="SourceCodeInline"><text:span text:style-name="T117">sceneRect</text:span></text:span><text:span text:style-name="T117"> </text:span><text:span text:style-name="T119">к первому или второму состоянию.</text:span></text:p>
      <text:p text:style-name="SourceCodeSingle">state: "first"</text:p>
      <text:p text:style-name="P51"><text:span text:style-name="T120">Однако это </text:span><text:span text:style-name="T121">немного </text:span><text:span text:style-name="T122">скучно</text:span><text:span text:style-name="T120">. Лучше добавим </text:span><text:span text:style-name="SourceCodeInline"><text:span text:style-name="T266">MouseArea</text:span></text:span><text:span text:style-name="T266"> </text:span><text:span text:style-name="T120">в</text:span><text:span text:style-name="T266"> </text:span><text:span text:style-name="SourceCodeInline"><text:span text:style-name="T266">sceneRect</text:span></text:span><text:span text:style-name="T266"> </text:span><text:span text:style-name="T120">с помощью следующего кода</text:span><text:span text:style-name="T266">:</text:span></text:p>
      <text:p text:style-name="SourceCodeFirst">MouseArea {</text:p>
      <text:p text:style-name="SourceCode"><text:s text:c="4"/>anchors.fill: parent</text:p>
      <text:p text:style-name="SourceCode"><text:s text:c="4"/>onClicked: { </text:p>
      <text:p text:style-name="SourceCode"><text:s text:c="8"/>if (parent.state == "first") </text:p>
      <text:p text:style-name="SourceCode"><text:s text:c="12"/>parent.state = "second"; </text:p>
      <text:p text:style-name="SourceCode"><text:s text:c="8"/>else </text:p>
      <text:p text:style-name="SourceCode"><text:s text:c="12"/>parent.state = "first"; </text:p>
      <text:p text:style-name="SourceCode"><text:s text:c="4"/>}</text:p>
      <text:p text:style-name="SourceCodeLast">}</text:p>
      <text:p text:style-name="P46"><text:span text:style-name="T269">В результате этого нажати</text:span><text:span text:style-name="T270">е</text:span><text:span text:style-name="T269"> </text:span><text:span text:style-name="T270">кнопки мыши в любом месте сцены переключит состояния. </text:span><text:span text:style-name="T271">Тестируя полученный скрипт можно увидеть, что состояния переключаются мгновенно. Некрасиво и не плавно.</text:span></text:p>
      <text:p text:style-name="P52"><text:span text:style-name="T123">Решением проблемы являются переходы. </text:span><text:span text:style-name="T124">Свойство</text:span><text:span text:style-name="T273"> </text:span><text:span text:style-name="SourceCodeInline"><text:span text:style-name="T12">transitions</text:span></text:span><text:span text:style-name="T273"> </text:span><text:span text:style-name="T124">содержит </text:span><text:span text:style-name="T125">список анимаций,</text:span><text:span text:style-name="T274"> </text:span><text:span text:style-name="T125">которые применяются к заданным свойствам. </text:span><text:span text:style-name="T126">Таким образом можно управлять изменением состояний.</text:span></text:p>
      <text:p text:style-name="P53"><text:span text:style-name="T127">Чтобы добавить переходы на сцену, добавьте свойство</text:span><text:span text:style-name="T276"> </text:span><text:span text:style-name="SourceCodeInline"><text:span text:style-name="T276">transitions</text:span></text:span><text:span text:style-name="T276"> </text:span><text:span text:style-name="T127">в </text:span><text:span text:style-name="T128">элементе</text:span><text:span text:style-name="T127"> </text:span><text:span text:style-name="SourceCodeInline"><text:span text:style-name="T276">sceneRect</text:span></text:span><text:span text:style-name="SourceCodeInline"><text:span text:style-name="T262">,</text:span></text:span><text:span text:style-name="T127"> с </text:span><text:span text:style-name="T130">анимацией</text:span><text:span text:style-name="T276"> </text:span><text:span text:style-name="SourceCodeInline"><text:span text:style-name="T276">NumberAnimation</text:span></text:span><text:span text:style-name="T276"> </text:span><text:span text:style-name="T127">для свойства</text:span><text:span text:style-name="T276"> </text:span><text:span text:style-name="SourceCodeInline"><text:span text:style-name="T276">y</text:span></text:span><text:span text:style-name="T276"> </text:span><text:span text:style-name="T127">элемента</text:span><text:span text:style-name="T276"> </text:span><text:span text:style-name="SourceCodeInline"><text:span text:style-name="T276">rect1</text:span></text:span><text:span text:style-name="T276">.</text:span></text:p>
      <text:p text:style-name="SourceCodeFirst">transitions: [</text:p>
      <text:p text:style-name="SourceCode"><text:s text:c="4"/>Transition {</text:p>
      <text:p text:style-name="SourceCode"><text:s text:c="8"/>NumberAnimation { </text:p>
      <text:p text:style-name="SourceCode"><text:s text:c="12"/>target: rect1 </text:p>
      <text:p text:style-name="SourceCode"><text:s text:c="12"/>property: "y" </text:p>
      <text:p text:style-name="SourceCode"><text:s text:c="12"/>duration: 500 </text:p>
      <text:p text:style-name="SourceCode"><text:s text:c="8"/>}</text:p>
      <text:p text:style-name="SourceCode"><text:s text:c="4"/>}</text:p>
      <text:p text:style-name="SourceCodeLast">]</text:p>
      <text:p text:style-name="P54"><text:span text:style-name="T129">Поэкспериментируйте с настройкой длительности и типа кривой анимации</text:span><text:span text:style-name="T277"> </text:span><text:span text:style-name="SourceCodeInline"><text:span text:style-name="T277">NumberAnimation</text:span></text:span><text:span text:style-name="SourceCodeInline"><text:span text:style-name="T263">,</text:span></text:span><text:span text:style-name="T277"> </text:span><text:span text:style-name="T129">чтобы добиться эффекта плавного перехода.</text:span></text:p>
      <text:p text:style-name="P55"><text:span text:style-name="T131">В показанном здесь примере для всех переходов </text:span><text:span text:style-name="T130">применен один и тот же эффект перехода. Используя свойства</text:span><text:span text:style-name="T279"> </text:span><text:span text:style-name="SourceCodeInline"><text:span text:style-name="T279">to</text:span></text:span><text:span text:style-name="T279"> </text:span><text:span text:style-name="T130">и</text:span><text:span text:style-name="T279"> </text:span><text:span text:style-name="SourceCodeInline"><text:span text:style-name="T279">from</text:span></text:span><text:span text:style-name="T279"> </text:span><text:span text:style-name="T132">для </text:span><text:span text:style-name="T130">каждого </text:span><text:span text:style-name="T132">объекта</text:span><text:span text:style-name="T280"> </text:span><text:span text:style-name="SourceCodeInline"><text:span text:style-name="T280">Transition</text:span></text:span><text:span text:style-name="T280"> </text:span><text:span text:style-name="T132">можно управлять поведением</text:span><text:span text:style-name="T280"> </text:span><text:span text:style-name="T132">разных свойств для разных переход</text:span><text:span text:style-name="T134">ных изменений</text:span><text:span text:style-name="T132">.</text:span></text:p>
      <text:p text:style-name="P56"><text:span text:style-name="T133">Попробуйте использовать различные кривые анимации и длительности в зависимости от конечного состояния</text:span><text:span text:style-name="T281"> (</text:span><text:span text:style-name="SourceCodeInline"><text:span text:style-name="T281">to</text:span></text:span><text:span text:style-name="T281">).</text:span><text:span text:style-name="T133"> Затем попробуйте добавить изменение свойств</text:span><text:span text:style-name="T135">а</text:span><text:span text:style-name="T133"> </text:span><text:span text:style-name="SourceCodeInline"><text:span text:style-name="T281">scale</text:span></text:span><text:span text:style-name="T281"> </text:span><text:span text:style-name="T133">обоих</text:span><text:span text:style-name="T281"> </text:span><text:span text:style-name="T133">прямоугольников, добавив объекты</text:span><text:span text:style-name="T281"> </text:span><text:span text:style-name="SourceCodeInline"><text:span text:style-name="T281">PropertyChanges</text:span></text:span><text:span text:style-name="T281"> </text:span><text:span text:style-name="T133">в состояния.</text:span></text:p>
      <text:h text:style-name="P58" text:outline-level="1">Советы по выполнению</text:h>
      <text:h text:style-name="P59" text:outline-level="4"><text:span text:style-name="T192">Шаг </text:span>1</text:h>
      <text:p text:style-name="P30"><text:span text:style-name="T87">Свойства </text:span><text:span text:style-name="T88">задаются</text:span><text:span text:style-name="T87"> с помощью связыва</text:span><text:span text:style-name="T91">ния</text:span><text:span text:style-name="T219"> (</text:span><text:span text:style-name="T10">binding</text:span><text:span text:style-name="T219">); </text:span><text:span text:style-name="T87">например, чтобы </text:span><text:span text:style-name="T92">для элемента</text:span><text:span text:style-name="T221"> </text:span><text:span text:style-name="T87">пр</text:span><text:span text:style-name="T90">и</text:span><text:span text:style-name="T87">вязать свойство</text:span><text:span text:style-name="T219"> </text:span><text:span text:style-name="SourceCodeInline"><text:span text:style-name="T219">width</text:span></text:span><text:span text:style-name="T219"> </text:span><text:span text:style-name="T89">к значению 200, наберите следующий код в скобках</text:span><text:span text:style-name="T220"> </text:span><text:span text:style-name="SourceCodeInline"><text:span text:style-name="T220">{</text:span></text:span><text:span text:style-name="T220"> </text:span><text:span text:style-name="T89">и</text:span><text:span text:style-name="T220"> </text:span><text:span text:style-name="SourceCodeInline"><text:span text:style-name="T220">} </text:span></text:span><text:span text:style-name="T89">в</text:span><text:span text:style-name="T88">нутри</text:span><text:span text:style-name="T89"> о</text:span><text:span text:style-name="T103">бъявления</text:span><text:span text:style-name="T89"> элемента:</text:span></text:p>
      <text:p text:style-name="SourceCodeSingle">width: 200</text:p>
      <text:p text:style-name="P31"><text:span text:style-name="T93">Размер</text:span><text:span text:style-name="T94">ы</text:span><text:span text:style-name="T93"> прямоугольника зада</text:span><text:span text:style-name="T95">ю</text:span><text:span text:style-name="T93">тся свойствами</text:span><text:span text:style-name="T222"> </text:span><text:span text:style-name="SourceCodeInline"><text:span text:style-name="T222">width</text:span></text:span><text:span text:style-name="T222"> </text:span><text:span text:style-name="T93">и</text:span><text:span text:style-name="T222"> </text:span><text:span text:style-name="SourceCodeInline"><text:span text:style-name="T222">height</text:span></text:span><text:span text:style-name="T222">.</text:span></text:p>
      <text:p text:style-name="P31"><text:span text:style-name="T93">Чтобы задать элементу имя, просто привяжите свойство</text:span><text:span text:style-name="T222"> </text:span><text:span text:style-name="SourceCodeInline"><text:span text:style-name="T222">id</text:span></text:span><text:span text:style-name="T222"> </text:span><text:span text:style-name="T93">к выбранному имени, без кавычек.</text:span></text:p>
      <text:p text:style-name="SourceCodeSingle">id: sceneRect</text:p>
      <text:p text:style-name="P15"><text:span text:style-name="T223">Чтобы установить цвет, </text:span><text:span text:style-name="T224">нужно</text:span><text:span text:style-name="T223"> </text:span><text:span text:style-name="T225">указать</text:span><text:span text:style-name="T224"> </text:span><text:span text:style-name="T223">имя цвета или шестнадцатеричное значение </text:span><text:span text:style-name="T225">цвета </text:span><text:span text:style-name="T223">с предшествующим символом решетки, внутри кавычек.</text:span></text:p>
      <text:p text:style-name="SourceCodeSingle">color: "red"</text:p>
      <text:p text:style-name="P32"><text:span text:style-name="T96">Установить текст элемента</text:span><text:span text:style-name="T226"> </text:span><text:span text:style-name="SourceCodeInline"><text:span text:style-name="T226">Text</text:span></text:span><text:span text:style-name="T226"> </text:span><text:span text:style-name="T96">можно привяз</text:span><text:span text:style-name="T97">кой</text:span><text:span text:style-name="T96"> свойств</text:span><text:span text:style-name="T97">а</text:span><text:span text:style-name="T96"> </text:span><text:span text:style-name="SourceCodeInline"><text:span text:style-name="T226">text</text:span></text:span><text:span text:style-name="T96"> </text:span><text:span text:style-name="T98">к </text:span><text:span text:style-name="T96">строке, </text:span><text:span text:style-name="T98">указанной</text:span><text:span text:style-name="T96"> в </text:span><text:span text:style-name="T98">двойных </text:span><text:span text:style-name="T96">кавычках.</text:span></text:p>
      <text:p text:style-name="SourceCodeSingle">text: "Qt is cute"</text:p>
      <text:h text:style-name="P59" text:outline-level="4"><text:span text:style-name="T192">Шаг </text:span>2</text:h>
      <text:p text:style-name="P21"><text:span text:style-name="T61">Управление положением элемента </text:span><text:span text:style-name="T62">осуществляется</text:span><text:span text:style-name="T61"> связывани</text:span><text:span text:style-name="T62">ем</text:span><text:span text:style-name="T61"> свойств</text:span><text:span text:style-name="T194"> </text:span><text:span text:style-name="SourceCodeInline"><text:span text:style-name="T194">x</text:span></text:span><text:span text:style-name="T194"> </text:span><text:span text:style-name="T61">и</text:span><text:span text:style-name="T194"> </text:span><text:span text:style-name="SourceCodeInline"><text:span text:style-name="T194">y</text:span></text:span><text:span text:style-name="T194">.</text:span></text:p>
      <text:p text:style-name="SourceCodeFirst">x: 10</text:p>
      <text:p text:style-name="SourceCodeLast">y: 20</text:p>
      <text:p text:style-name="P22"><text:span text:style-name="T66">Чтобы убедится, что связывание значений</text:span><text:span text:style-name="T195"> </text:span><text:span text:style-name="SourceCodeInline"><text:span text:style-name="T195">y</text:span></text:span><text:span text:style-name="T195"> </text:span><text:span text:style-name="T66">прямоугольников </text:span><text:span text:style-name="T67">работает</text:span><text:span text:style-name="T64">, попробуйте установить свойство</text:span><text:span text:style-name="T196"> </text:span><text:span text:style-name="SourceCodeInline"><text:span text:style-name="T196">y</text:span></text:span><text:span text:style-name="T196"> </text:span><text:span text:style-name="T64">элемента </text:span><text:span text:style-name="SourceCodeInline"><text:span text:style-name="T196">rect1</text:span></text:span><text:span text:style-name="T64"> </text:span><text:span text:style-name="T65">равным нулю</text:span><text:span text:style-name="T64">. </text:span><text:span text:style-name="T63">Это должно разместить </text:span><text:span text:style-name="SourceCodeInline"><text:span text:style-name="T197">rect1</text:span></text:span><text:span text:style-name="T63"> наверху сцены, а </text:span><text:span text:style-name="SourceCodeInline"><text:span text:style-name="T197">rect2</text:span></text:span><text:span text:style-name="T63"> внизу.</text:span></text:p>
      <text:h text:style-name="P59" text:outline-level="4">Шаг 3</text:h>
      <text:p text:style-name="P29"><text:span text:style-name="T83">Не забудьте удалить </text:span><text:span text:style-name="T86">связывание </text:span><text:span text:style-name="T83">свойства</text:span><text:span text:style-name="T218"> </text:span><text:span text:style-name="SourceCodeInline"><text:span text:style-name="T218">y</text:span></text:span><text:span text:style-name="T218"> </text:span><text:span text:style-name="T86">со</text:span><text:span text:style-name="T83"> статическ</text:span><text:span text:style-name="T86">им</text:span><text:span text:style-name="T83"> значение</text:span><text:span text:style-name="T86">м</text:span><text:span text:style-name="T83">, </text:span><text:span text:style-name="T85">если</text:span><text:span text:style-name="T83"> </text:span><text:span text:style-name="T84">используете анимацию для</text:span><text:span text:style-name="T83"> это</text:span><text:span text:style-name="T84">го</text:span><text:span text:style-name="T83"> свойств</text:span><text:span text:style-name="T84">а</text:span><text:span text:style-name="T83">.</text:span></text:p>
      <text:p text:style-name="P14">Вот пример последовательности анимаций, которая хорошо смотрится:</text:p>
      <text:p text:style-name="SourceCodeFirst">SequentialAnimation on y {</text:p>
      <text:p text:style-name="P42"><text:s text:c="4"/>NumberAnimation { to: 300; duration: 1000; </text:p>
      <text:p text:style-name="P42"><text:s text:c="8"/>easing.type: Easing.OutBounce; }</text:p>
      <text:p text:style-name="P42"><text:s text:c="4"/>NumberAnimation { to: 0; duration: 3000; </text:p>
      <text:p text:style-name="P42"><text:s text:c="8"/>easing.type: Easing.InOutQuad; }</text:p>
      <text:p text:style-name="SourceCode"><text:s text:c="4"/>loops: Animation.Infinite</text:p>
      <text:p text:style-name="SourceCodeLast">}</text:p>
      <text:h text:style-name="P59" text:outline-level="4"><text:span text:style-name="T192">Шаг</text:span> 4</text:h>
      <text:p text:style-name="P36"><text:span text:style-name="T102">Добавить объект</text:span><text:span text:style-name="T230"> </text:span><text:span text:style-name="SourceCodeInline"><text:span text:style-name="T230">PropertyChanges</text:span></text:span><text:span text:style-name="T230"> </text:span><text:span text:style-name="T102">в объект</text:span><text:span text:style-name="T230"> </text:span><text:span text:style-name="SourceCodeInline"><text:span text:style-name="T230">State</text:span></text:span><text:span text:style-name="T230"> </text:span><text:span text:style-name="T102">означает </text:span><text:span text:style-name="T103">объявить его внутри </text:span><text:span text:style-name="T104">объекта </text:span><text:span text:style-name="SourceCodeInline"><text:span text:style-name="T235">State</text:span></text:span><text:span text:style-name="T104">, </text:span><text:soft-page-break/><text:span text:style-name="T104">как</text:span><text:span text:style-name="T231"> </text:span><text:span text:style-name="T104">показано ниже. </text:span><text:span text:style-name="T105">Стоит заметить, что можно добавить несколько</text:span><text:span text:style-name="T232"> </text:span><text:span text:style-name="SourceCodeInline"><text:span text:style-name="T232">PropertyChanges</text:span></text:span><text:span text:style-name="T232"> </text:span><text:span text:style-name="T105">в один</text:span><text:span text:style-name="T232"> </text:span><text:span text:style-name="SourceCodeInline"><text:span text:style-name="T232">State</text:span></text:span><text:span text:style-name="T232">. </text:span><text:span text:style-name="T105">При добавлении элементов</text:span><text:span text:style-name="T232"> </text:span><text:span text:style-name="SourceCodeInline"><text:span text:style-name="T232">State</text:span></text:span><text:span text:style-name="T232"> </text:span><text:span text:style-name="T105">в свойство</text:span><text:span text:style-name="T232"> </text:span><text:span text:style-name="SourceCodeInline"><text:span text:style-name="T233">states</text:span></text:span><text:span text:style-name="T232"> </text:span><text:span text:style-name="T105">не забудьте поставить запятую между </text:span><text:span text:style-name="T106">объектами </text:span><text:span text:style-name="T105">состояни</text:span><text:span text:style-name="T106">й </text:span><text:span text:style-name="T108">(</text:span><text:span text:style-name="SourceCodeInline"><text:span text:style-name="T105">State</text:span></text:span><text:span text:style-name="T108">)</text:span><text:span text:style-name="T105">. </text:span><text:span text:style-name="T106">Это необходимо </text:span><text:span text:style-name="T109">из-за того, что</text:span><text:span text:style-name="T106"> свойство </text:span><text:span text:style-name="SourceCodeInline"><text:span text:style-name="T233">states</text:span></text:span><text:span text:style-name="T106"> является списком.</text:span></text:p>
      <text:p text:style-name="SourceCodeFirst">states: [</text:p>
      <text:p text:style-name="SourceCode"><text:s text:c="4"/>State {</text:p>
      <text:p text:style-name="SourceCode"><text:s text:c="8"/>PropertyChanges { ... }</text:p>
      <text:p text:style-name="SourceCode"><text:s text:c="8"/>PropertyChanges { ... }</text:p>
      <text:p text:style-name="SourceCode"><text:s text:c="4"/>},</text:p>
      <text:p text:style-name="SourceCode"><text:s text:c="4"/>State {</text:p>
      <text:p text:style-name="SourceCodeLast">...</text:p>
      <text:p text:style-name="P35"><text:span text:style-name="T107">Чтобы о</text:span><text:span text:style-name="T103">бъявить</text:span><text:span text:style-name="T107"> </text:span><text:span text:style-name="T111">правила </text:span><text:span text:style-name="T107">переход</text:span><text:span text:style-name="T111">ов</text:span><text:span text:style-name="T107"> для определенного </text:span><text:span text:style-name="T111">объекта </text:span><text:span text:style-name="T107">перехода</text:span><text:span text:style-name="T228"> </text:span><text:span text:style-name="SourceCodeInline"><text:span text:style-name="T229">T</text:span></text:span><text:span text:style-name="SourceCodeInline"><text:span text:style-name="T228">ransition</text:span></text:span><text:span text:style-name="T228"> </text:span><text:span text:style-name="T107">с несколькими</text:span><text:span text:style-name="T228"> </text:span><text:span text:style-name="T107">элементами</text:span><text:span text:style-name="SourceCodeInline"><text:span text:style-name="T147"> </text:span></text:span><text:span text:style-name="SourceCodeInline"><text:span text:style-name="T228">NumberAnimation</text:span></text:span><text:span text:style-name="SourceCodeInline"><text:span text:style-name="T152">, </text:span></text:span><text:span text:style-name="SourceCodeInline"><text:span text:style-name="T163">необходимо установить свойства</text:span></text:span><text:span text:style-name="SourceCodeInline"><text:span text:style-name="T152"> </text:span></text:span><text:span text:style-name="SourceCodeInline"><text:span text:style-name="T185">t</text:span></text:span><text:span text:style-name="SourceCodeInline"><text:span text:style-name="T186">o</text:span></text:span><text:span text:style-name="SourceCodeInline"><text:span text:style-name="T152"> </text:span></text:span><text:span text:style-name="SourceCodeInline"><text:span text:style-name="T164">и</text:span></text:span><text:span text:style-name="SourceCodeInline"><text:span text:style-name="T153"> </text:span></text:span><text:span text:style-name="SourceCodeInline"><text:span text:style-name="T186">from</text:span></text:span><text:span text:style-name="SourceCodeInline"><text:span text:style-name="T153"> </text:span></text:span><text:span text:style-name="SourceCodeInline"><text:span text:style-name="T164">для объекта</text:span></text:span><text:span text:style-name="SourceCodeInline"><text:span text:style-name="T153"> </text:span></text:span><text:span text:style-name="SourceCodeInline"><text:span text:style-name="T186">Transition</text:span></text:span><text:span text:style-name="SourceCodeInline"><text:span text:style-name="T153"> </text:span></text:span><text:span text:style-name="SourceCodeInline"><text:span text:style-name="T164">и о</text:span></text:span><text:span text:style-name="SourceCodeInline"><text:span text:style-name="T165">бъявить</text:span></text:span><text:span text:style-name="SourceCodeInline"><text:span text:style-name="T164"> элементы </text:span></text:span><text:span text:style-name="SourceCodeInline"><text:span text:style-name="T186">NumberAnimation</text:span></text:span><text:span text:style-name="SourceCodeInline"><text:span text:style-name="T153"> </text:span></text:span><text:span text:style-name="SourceCodeInline"><text:span text:style-name="T164">внутри элемента</text:span></text:span><text:span text:style-name="SourceCodeInline"><text:span text:style-name="T153"> </text:span></text:span><text:span text:style-name="SourceCodeInline"><text:span text:style-name="T186">Transition</text:span></text:span><text:span text:style-name="SourceCodeInline"><text:span text:style-name="T153">.</text:span></text:span></text:p>
      <text:p text:style-name="SourceCodeFirst">transitions: [</text:p>
      <text:p text:style-name="SourceCode"><text:s text:c="4"/>Transition {</text:p>
      <text:p text:style-name="SourceCode"><text:s text:c="8"/>from: "state-name"</text:p>
      <text:p text:style-name="SourceCode"><text:s text:c="8"/>NumberAnimation { ... }</text:p>
      <text:p text:style-name="SourceCode"><text:s text:c="8"/>NumberAnimation { ... }</text:p>
      <text:p text:style-name="SourceCode"><text:s text:c="4"/>},</text:p>
      <text:p text:style-name="SourceCode"><text:s text:c="4"/>Transition {</text:p>
      <text:p text:style-name="SourceCodeLast">...</text:p>
      <text:p text:style-name="P33"><text:span text:style-name="T99">Масштаб элемента изменяется с помощью свойства</text:span><text:span text:style-name="T227"> </text:span><text:span text:style-name="SourceCodeInline"><text:span text:style-name="T227">scale</text:span></text:span><text:span text:style-name="T227">. </text:span><text:span text:style-name="T99">Значение масштаба 1.0 означает, что элемент не масштабирован, увеличение же масштаба приведет к увеличению объекта.</text:span></text:p>
      <text:p text:style-name="P34"><text:span text:style-name="T100">Также мо</text:span><text:span text:style-name="T110">гут</text:span><text:span text:style-name="T100"> быть интересн</text:span><text:span text:style-name="T101">ым</text:span><text:span text:style-name="T110">и для</text:span><text:span text:style-name="T100"> рассмотрени</text:span><text:span text:style-name="T110">я</text:span><text:span text:style-name="T100"> свойств</text:span><text:span text:style-name="T110">а</text:span><text:span text:style-name="T100"> </text:span><text:span text:style-name="SourceCodeInline"><text:span text:style-name="T6">rotation</text:span></text:span><text:span text:style-name="T4">, </text:span><text:span text:style-name="SourceCodeInline"><text:span text:style-name="T6">opacity</text:span></text:span><text:span text:style-name="T4"> </text:span><text:span text:style-name="T5">и</text:span><text:span text:style-name="T4"> </text:span><text:span text:style-name="SourceCodeInline"><text:span text:style-name="T6">color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6"><draw:image xlink:href="Pictures/100002010000087F0000006131FE3A53.png" xlink:type="simple" xlink:show="embed" xlink:actuate="onLoad"/></draw:frame><draw:frame text:anchor-type="paragraph" draw:z-index="34" draw:style-name="Mgr1" draw:text-style-name="MP3" svg:width="7.152cm" svg:height="0.585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0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7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3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1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4T02:29:49</dc:date>
    <meta:editing-duration>PT11H54M27S</meta:editing-duration>
    <meta:editing-cycles>266</meta:editing-cycles>
    <meta:generator>OpenOffice.org/3.2$Unix OpenOffice.org_project/320m19$Build-9505</meta:generator>
    <meta:printed-by>Tony Morelan</meta:printed-by>
    <meta:print-date>2010-05-26T12:11:39</meta:print-date>
    <meta:document-statistic meta:table-count="0" meta:image-count="3" meta:object-count="0" meta:page-count="7" meta:paragraph-count="121" meta:word-count="1335" meta:character-count="10094"/>
  </office:meta>
</office:document-meta>
</file>